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</office:font-face-decls>
  <office:automatic-styles>
    <style:style style:name="ce1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7pt" style:font-size-asian="17pt" style:font-size-complex="17pt" style:font-family-generic="roman"/>
    </style:style>
    <style:style style:name="ce3" style:family="table-cell" style:parent-style-name="_21315__20998__20301__91_0_93_" style:data-style-name="N48">
      <style:text-properties fo:color="#000000" style:font-name="Times New Roman" style:font-name-asian="Times New Roman" style:font-name-complex="Times New Roman" style:font-family-generic="roman"/>
    </style:style>
    <style:style style:name="ce4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5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6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7" style:family="table-cell" style:parent-style-name="_21315__20998__20301__91_0_93_" style:data-style-name="N48">
      <style:table-cell-properties fo:border-top="none" fo:border-bottom="thin solid #000000" fo:border-left="none" fo:border-right="none" style:vertical-align="automatic" style:cell-protect="none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8" style:family="table-cell" style:parent-style-name="_21315__20998__20301__91_0_93_" style:data-style-name="N48">
      <style:table-cell-properties fo:border-top="none" fo:border-bottom="thin solid #000000" fo:border-left="none" fo:border-right="none" style:vertical-align="automatic" style:cell-protect="none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9" style:family="table-cell" style:parent-style-name="_21315__20998__20301__91_0_93_" style:data-style-name="N48">
      <style:table-cell-properties fo:border-top="none" fo:border-bottom="thin solid #000000" fo:border-left="none" fo:border-right="none" style:vertical-align="automatic" fo:background-color="#FFFFFF" style:cell-protect="none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0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1" style:family="table-cell" style:parent-style-name="_21315__20998__20301__91_0_93_" style:data-style-name="N48">
      <style:table-cell-properties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" style:family="table-cell" style:parent-style-name="_21315__20998__20301__91_0_93_" style:data-style-name="N48">
      <style:table-cell-properties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3" style:family="table-cell" style:parent-style-name="_21315__20998__20301__91_0_93_" style:data-style-name="N48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4" style:family="table-cell" style:parent-style-name="_21315__20998__20301__91_0_93_" style:data-style-name="N48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" style:family="table-cell" style:parent-style-name="_21315__20998__20301__91_0_93_" style:data-style-name="N48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" style:family="table-cell" style:parent-style-name="_21315__20998__20301__91_0_93_" style:data-style-name="N48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7" style:family="table-cell" style:parent-style-name="_21315__20998__20301__91_0_93_" style:data-style-name="N48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8" style:family="table-cell" style:parent-style-name="_21315__20998__20301__91_0_93_" style:data-style-name="N48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9" style:family="table-cell" style:parent-style-name="_19968__33324__06_20154__21475__22686__21152__38__20986__29983__27515__20129__32080__38626__23130__21450__29575_103.01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0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2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3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5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6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7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8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9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30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1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2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3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4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5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6" style:family="table-cell" style:parent-style-name="_21315__20998__20301__91_0_93_" style:data-style-name="N49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8" style:family="table-cell" style:parent-style-name="_21315__20998__20301__91_0_93_" style:data-style-name="N49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3" style:family="table-cell" style:parent-style-name="_19968__33324__06_20154__21475__22686__21152__38__20986__29983__27515__20129__32080__38626__23130__21450__29575_103.01" style:data-style-name="N50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4" style:family="table-cell" style:parent-style-name="_21315__20998__20301__91_0_93_" style:data-style-name="N51">
      <style:text-properties fo:color="#000000" style:font-name="Times New Roman" style:font-name-asian="Times New Roman" style:font-name-complex="Times New Roman" style:font-family-generic="roman"/>
    </style:style>
    <style:style style:name="ce45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7" style:family="table-cell" style:parent-style-name="_21315__20998__20301__91_0_93_" style:data-style-name="N49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48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9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0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1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2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3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4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55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6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7" style:family="table-cell" style:parent-style-name="_19968__33324__06_20154__21475__22686__21152__38__20986__29983__27515__20129__32080__38626__23130__21450__29575_103.01" style:data-style-name="N49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8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9" style:family="table-cell" style:parent-style-name="_19968__33324__06_20154__21475__22686__21152__38__20986__29983__27515__20129__32080__38626__23130__21450__29575_103.01" style:data-style-name="N49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60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61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62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63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64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65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66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67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68" style:family="table-cell" style:parent-style-name="_21315__20998__20301__91_0_93_" style:data-style-name="N48">
      <style:table-cell-properties style:vertical-align="middle"/>
      <style:text-properties fo:color="#000000" style:font-name="Times New Roman" style:font-name-asian="Times New Roman" style:font-name-complex="Times New Roman" style:font-family-generic="roman"/>
    </style:style>
    <style:style style:name="ce69" style:family="table-cell" style:parent-style-name="_19968__33324__06_20154__21475__22686__21152__38__20986__29983__27515__20129__32080__38626__23130__21450__29575_103.01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70" style:family="table-cell" style:parent-style-name="_19968__33324__06_20154__21475__22686__21152__38__20986__29983__27515__20129__32080__38626__23130__21450__29575_103.01" style:data-style-name="N0">
      <style:table-cell-properties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71" style:family="table-cell" style:parent-style-name="_19968__33324__06_20154__21475__22686__21152__38__20986__29983__27515__20129__32080__38626__23130__21450__29575_103.01" style:data-style-name="N0">
      <style:table-cell-properties style:vertical-align="middle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72" style:family="table-cell" style:parent-style-name="_19968__33324__06_20154__21475__22686__21152__38__20986__29983__27515__20129__32080__38626__23130__21450__29575_103.01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73" style:family="table-cell" style:parent-style-name="_19968__33324__06_20154__21475__22686__21152__38__20986__29983__27515__20129__32080__38626__23130__21450__29575_103.01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74" style:family="table-cell" style:parent-style-name="_19968__33324__06_20154__21475__22686__21152__38__20986__29983__27515__20129__32080__38626__23130__21450__29575_103.01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75" style:family="table-cell" style:parent-style-name="_19968__33324__06_20154__21475__22686__21152__38__20986__29983__27515__20129__32080__38626__23130__21450__29575_103.01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76" style:family="table-cell" style:parent-style-name="_21315__20998__20301__91_0_93_" style:data-style-name="N48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77" style:family="table-cell" style:parent-style-name="_21315__20998__20301__91_0_93_" style:data-style-name="N48">
      <style:table-cell-properties fo:border="thin solid #000000" style:vertical-align="middle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78" style:family="table-cell" style:parent-style-name="_21315__20998__20301__91_0_93_" style:data-style-name="N48">
      <style:table-cell-properties fo:border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79" style:family="table-cell" style:parent-style-name="_21315__20998__20301__91_0_93_" style:data-style-name="N48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細明體" style:font-name-asian="細明體" style:font-name-complex="細明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619375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1.93145833333333cm"/>
    </style:style>
    <style:style style:name="co5" style:family="table-column">
      <style:table-column-properties fo:break-before="auto" style:column-width="1.87854166666667cm"/>
    </style:style>
    <style:style style:name="co6" style:family="table-column">
      <style:table-column-properties fo:break-before="auto" style:column-width="2.09020833333333cm"/>
    </style:style>
    <style:style style:name="co7" style:family="table-column">
      <style:table-column-properties fo:break-before="auto" style:column-width="1.666875cm"/>
    </style:style>
    <style:style style:name="co8" style:family="table-column">
      <style:table-column-properties fo:break-before="auto" style:column-width="1.825625cm"/>
    </style:style>
    <style:style style:name="co9" style:family="table-column">
      <style:table-column-properties fo:break-before="auto" style:column-width="1.74625cm"/>
    </style:style>
    <style:style style:name="co10" style:family="table-column">
      <style:table-column-properties fo:break-before="auto" style:column-width="2.03729166666667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1.64041666666667cm"/>
    </style:style>
    <style:style style:name="co13" style:family="table-column">
      <style:table-column-properties fo:break-before="auto" style:column-width="1.79916666666667cm"/>
    </style:style>
    <style:style style:name="co14" style:family="table-column">
      <style:table-column-properties fo:break-before="auto" style:column-width="1.85208333333333cm"/>
    </style:style>
    <style:style style:name="co15" style:family="table-column">
      <style:table-column-properties fo:break-before="auto" style:column-width="1.69333333333333cm"/>
    </style:style>
    <style:style style:name="co16" style:family="table-column">
      <style:table-column-properties fo:break-before="auto" style:column-width="1.5875cm"/>
    </style:style>
    <style:style style:name="co17" style:family="table-column">
      <style:table-column-properties fo:break-before="auto" style:column-width="1.984375cm"/>
    </style:style>
    <style:style style:name="co18" style:family="table-column">
      <style:table-column-properties fo:break-before="auto" style:column-width="2.11666666666667cm"/>
    </style:style>
    <style:style style:name="co19" style:family="table-column">
      <style:table-column-properties fo:break-before="auto" style:column-width="2.54cm" style:use-optimal-column-width="true"/>
    </style:style>
    <style:style style:name="co20" style:family="table-column">
      <style:table-column-properties fo:break-before="auto" style:column-width="1.905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4pt" style:use-optimal-row-height="false" fo:break-before="auto"/>
    </style:style>
    <style:style style:name="ro3" style:family="table-row">
      <style:table-row-properties style:row-height="20.1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30.2pt" style:use-optimal-row-height="false" fo:break-before="auto"/>
    </style:style>
    <style:style style:name="ro6" style:family="table-row">
      <style:table-row-properties style:row-height="24.9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8.1pt" style:use-optimal-row-height="false" fo:break-before="auto"/>
    </style:style>
    <style:style style:name="ro9" style:family="table-row">
      <style:table-row-properties style:row-height="15.6pt" style:use-optimal-row-height="false" fo:break-before="auto"/>
    </style:style>
    <style:style style:name="ro10" style:family="table-row">
      <style:table-row-properties style:row-height="19.9pt" style:use-optimal-row-height="false" fo:break-before="auto"/>
    </style:style>
    <style:style style:name="ro11" style:family="table-row">
      <style:table-row-properties style:row-height="15.75pt" style:use-optimal-row-height="false" fo:break-before="auto"/>
    </style:style>
    <style:style style:name="ro1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  <style:style style:family="graphic" style:name="a6">
      <style:graphic-properties fo:wrap-option="wrap" fo:padding-top="0.03in" fo:padding-bottom="0in" fo:padding-left="0.03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8056in" style:font-size-asian="0.18056in" style:font-size-complex="0.180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3in" fo:padding-bottom="0in" fo:padding-left="0.03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8056in" style:font-size-asian="0.18056in" style:font-size-complex="0.180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6-人口增加&amp;生死結離" table:style-name="ta1">
        <table:table-column table:style-name="co1" table:default-cell-style-name="ce3"/>
        <table:table-column table:style-name="co2" table:default-cell-style-name="ce11"/>
        <table:table-column table:style-name="co3" table:default-cell-style-name="ce11"/>
        <table:table-column table:style-name="co2" table:default-cell-style-name="ce11"/>
        <table:table-column table:style-name="co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11"/>
        <table:table-column table:style-name="co7" table:default-cell-style-name="ce11"/>
        <table:table-column table:style-name="co3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row table:style-name="ro1">
          <table:table-cell office:value-type="string" table:number-columns-spanned="23" table:number-rows-spanned="1" table:style-name="ce1">
            <text:p><text:s text:c="3"/>人口增加、自然增加、出生、死亡、結婚、離婚數及其比率統計表<text:s text:c="7"/></text:p>
          </table:table-cell>
          <table:covered-table-cell table:number-columns-repeated="22"/>
          <table:table-cell table:style-name="ce3">
            <draw:frame draw:z-index="1" draw:id="id0" draw:style-name="a2" draw:name="Text Box 1" svg:x="0in" svg:y="0.31667in" svg:width="0in" svg:height="0.2875in">
              <draw:text-box>
                <text:p text:style-name="a1" text:class-names="" text:cond-style-name=""><text:span text:style-name="a0" text:class-names="">Increases <text:s text:c="1"/>in <text:s text:c="1"/>Numbers <text:s text:c="1"/>and <text:s text:c="1"/>Rates <text:s text:c="1"/>of <text:s text:c="1"/>Total <text:s text:c="1"/>Population, <text:s text:c="1"/>Natural <text:s text:c="1"/>Increase, <text:s text:c="1"/>Births, <text:s text:c="1"/>Deaths, <text:s text:c="1"/>Marriages <text:s text:c="1"/>and <text:s text:c="1"/>Divorces <text:s text:c="1"/>for <text:s text:c="1"/>Taiwan-Fuchien <text:s text:c="1"/>Area <text:s text:c="1"/>(Cont.1)<text:s text:c="1"/></text:span></text:p>
              </draw:text-box>
              <svg:title/>
              <svg:desc/>
            </draw:frame>
            <draw:frame draw:z-index="2" draw:id="id1" draw:style-name="a6" draw:name="Text Box 2" svg:x="0in" svg:y="0.29167in" svg:width="0in" svg:height="0.31673in">
              <draw:text-box>
                <text:p text:style-name="a5" text:class-names="" text:cond-style-name=""><text:span text:style-name="a3" text:class-names="">I</text:span><text:span text:style-name="a4" text:class-names="">ncreases <text:s text:c="1"/>in <text:s text:c="1"/>Numbers <text:s text:c="1"/>and <text:s text:c="1"/>Rates <text:s text:c="1"/>of <text:s text:c="1"/>Total <text:s text:c="1"/>Population, <text:s text:c="1"/>Natural <text:s text:c="1"/>Increase, <text:s text:c="1"/>Births, <text:s text:c="1"/>Deaths, <text:s text:c="1"/>Marriages <text:s text:c="1"/>and <text:s text:c="1"/>Divorces <text:s text:c="1"/>for <text:s text:c="1"/>Taiwan-Fuchien <text:s text:c="1"/>Area <text:s text:c="1"/>(Cont.2)<text:s text:c="1"/></text:span></text:p>
              </draw:text-box>
              <svg:title/>
              <svg:desc/>
            </draw:frame>
          </table:table-cell>
          <table:table-cell table:number-columns-repeated="16360" table:style-name="ce3"/>
        </table:table-row>
        <table:table-row table:style-name="ro2">
          <table:table-cell table:style-name="ce3"/>
          <table:table-cell table:number-columns-repeated="2" table:style-name="ce4"/>
          <table:table-cell table:style-name="ce5"/>
          <table:table-cell table:number-columns-repeated="2" table:style-name="ce6"/>
          <table:table-cell office:value-type="string" table:number-columns-spanned="8" table:number-rows-spanned="1" table:style-name="ce7">
            <text:p>中 華 民 國 111 年 5 月 份</text:p>
          </table:table-cell>
          <table:covered-table-cell table:number-columns-repeated="7"/>
          <table:table-cell table:style-name="ce8"/>
          <table:table-cell table:number-columns-repeated="4" table:style-name="ce9"/>
          <table:table-cell table:number-columns-repeated="2" table:style-name="ce10"/>
          <table:table-cell table:style-name="ce11"/>
          <table:table-cell office:value-type="string" table:style-name="ce12">
            <text:p><text:s text:c="14"/>單位：人；‰；對</text:p>
          </table:table-cell>
          <table:table-cell table:number-columns-repeated="16361" table:style-name="ce3"/>
        </table:table-row>
        <table:table-row table:style-name="ro3">
          <table:table-cell table:style-name="ce13"/>
          <table:table-cell office:value-type="string" table:number-columns-spanned="3" table:number-rows-spanned="1" table:style-name="ce76">
            <text:p>較上月底人口增加</text:p>
          </table:table-cell>
          <table:covered-table-cell table:number-columns-repeated="2"/>
          <table:table-cell office:value-type="string" table:number-columns-spanned="3" table:number-rows-spanned="1" table:style-name="ce77">
            <text:p>自　然　增　加<text:span text:style-name="T1"><text:s/></text:span></text:p>
          </table:table-cell>
          <table:covered-table-cell table:number-columns-repeated="2"/>
          <table:table-cell office:value-type="string" table:number-columns-spanned="3" table:number-rows-spanned="1" table:style-name="ce77">
            <text:p>出　　　　生</text:p>
          </table:table-cell>
          <table:covered-table-cell table:number-columns-repeated="2"/>
          <table:table-cell office:value-type="string" table:number-columns-spanned="3" table:number-rows-spanned="1" table:style-name="ce78">
            <text:p><text:s/><text:span text:style-name="T5">死　　　　亡</text:span></text:p>
          </table:table-cell>
          <table:covered-table-cell table:number-columns-repeated="2"/>
          <table:table-cell office:value-type="string" table:number-columns-spanned="5" table:number-rows-spanned="1" table:style-name="ce77">
            <text:p>結 <text:s text:c="11"/>婚 ( 對 <text:s text:c="4"/>數 )</text:p>
          </table:table-cell>
          <table:covered-table-cell table:number-columns-repeated="4"/>
          <table:table-cell office:value-type="string" table:number-columns-spanned="5" table:number-rows-spanned="1" table:style-name="ce79">
            <text:p><text:s text:c="12"/>離 <text:s text:c="2"/>　婚 <text:s/>/ <text:s/>終 <text:s text:c="5"/>止 ( 對 <text:s text:c="4"/>數 )</text:p>
          </table:table-cell>
          <table:covered-table-cell table:number-columns-repeated="4"/>
          <table:table-cell table:number-columns-repeated="16361" table:style-name="ce3"/>
        </table:table-row>
        <table:table-row table:style-name="ro4">
          <table:table-cell office:value-type="string" table:style-name="ce19">
            <text:p>區 <text:s/>域 <text:s/>別</text:p>
          </table:table-cell>
          <table:table-cell office:value-type="string" table:style-name="ce20">
            <text:p>月增加</text:p>
          </table:table-cell>
          <table:table-cell office:value-type="string" table:number-columns-spanned="1" table:number-rows-spanned="2" table:style-name="ce72">
            <text:p>月增加率</text:p>
          </table:table-cell>
          <table:table-cell office:value-type="string" table:style-name="ce20">
            <text:p>折合年</text:p>
          </table:table-cell>
          <table:table-cell office:value-type="string" table:number-columns-spanned="1" table:number-rows-spanned="2" table:style-name="ce74">
            <text:p>人口數</text:p>
          </table:table-cell>
          <table:table-cell office:value-type="string" table:number-columns-spanned="1" table:number-rows-spanned="2" table:style-name="ce73">
            <text:p>月增加</text:p>
            <text:p>率</text:p>
          </table:table-cell>
          <table:table-cell office:value-type="string" table:style-name="ce24">
            <text:p>折合年</text:p>
          </table:table-cell>
          <table:table-cell office:value-type="string" table:number-columns-spanned="1" table:number-rows-spanned="2" table:style-name="ce74">
            <text:p>出生數</text:p>
          </table:table-cell>
          <table:table-cell office:value-type="string" table:number-columns-spanned="1" table:number-rows-spanned="2" table:style-name="ce73">
            <text:p>月出生</text:p>
            <text:p>率</text:p>
          </table:table-cell>
          <table:table-cell office:value-type="string" table:style-name="ce24">
            <text:p>折合年</text:p>
          </table:table-cell>
          <table:table-cell office:value-type="string" table:number-columns-spanned="1" table:number-rows-spanned="2" table:style-name="ce74">
            <text:p>死亡數</text:p>
          </table:table-cell>
          <table:table-cell office:value-type="string" table:number-columns-spanned="1" table:number-rows-spanned="2" table:style-name="ce73">
            <text:p>月死亡</text:p>
            <text:p>率</text:p>
          </table:table-cell>
          <table:table-cell office:value-type="string" table:style-name="ce24">
            <text:p>折合年</text:p>
          </table:table-cell>
          <table:table-cell office:value-type="string" table:number-columns-spanned="1" table:number-rows-spanned="2" table:style-name="ce74">
            <text:p>合計</text:p>
          </table:table-cell>
          <table:table-cell office:value-type="string" table:number-columns-spanned="1" table:number-rows-spanned="2" table:style-name="ce73">
            <text:p>不同</text:p>
            <text:p>性別</text:p>
          </table:table-cell>
          <table:table-cell office:value-type="string" table:number-columns-spanned="1" table:number-rows-spanned="2" table:style-name="ce72">
            <text:p>相同</text:p>
            <text:p>性別</text:p>
          </table:table-cell>
          <table:table-cell office:value-type="string" table:number-columns-spanned="1" table:number-rows-spanned="2" table:style-name="ce72">
            <text:p>月結婚率</text:p>
          </table:table-cell>
          <table:table-cell office:value-type="string" table:style-name="ce20">
            <text:p>折合年</text:p>
          </table:table-cell>
          <table:table-cell office:value-type="string" table:number-columns-spanned="1" table:number-rows-spanned="2" table:style-name="ce75">
            <text:p>合計</text:p>
          </table:table-cell>
          <table:table-cell office:value-type="string" table:number-columns-spanned="1" table:number-rows-spanned="2" table:style-name="ce72">
            <text:p>不同</text:p>
            <text:p>性別</text:p>
          </table:table-cell>
          <table:table-cell office:value-type="string" table:number-columns-spanned="1" table:number-rows-spanned="2" table:style-name="ce72">
            <text:p>相同</text:p>
            <text:p>性別</text:p>
          </table:table-cell>
          <table:table-cell office:value-type="string" table:number-columns-spanned="1" table:number-rows-spanned="2" table:style-name="ce72">
            <text:p>月離婚</text:p>
            <text:p>率</text:p>
          </table:table-cell>
          <table:table-cell office:value-type="string" table:style-name="ce20">
            <text:p>折合年</text:p>
          </table:table-cell>
          <table:table-cell table:number-columns-repeated="16361" table:style-name="ce3"/>
        </table:table-row>
        <table:table-row table:style-name="ro4">
          <table:table-cell table:style-name="ce26"/>
          <table:table-cell office:value-type="string" table:style-name="ce27">
            <text:p>人口數</text:p>
          </table:table-cell>
          <table:covered-table-cell/>
          <table:table-cell office:value-type="string" table:style-name="ce27">
            <text:p>增加率</text:p>
          </table:table-cell>
          <table:covered-table-cell/>
          <table:covered-table-cell/>
          <table:table-cell office:value-type="string" table:style-name="ce30">
            <text:p>增加率</text:p>
          </table:table-cell>
          <table:covered-table-cell/>
          <table:covered-table-cell/>
          <table:table-cell office:value-type="string" table:style-name="ce30">
            <text:p>出生率</text:p>
          </table:table-cell>
          <table:covered-table-cell/>
          <table:covered-table-cell/>
          <table:table-cell office:value-type="string" table:style-name="ce30">
            <text:p>死亡率</text:p>
          </table:table-cell>
          <table:covered-table-cell/>
          <table:covered-table-cell/>
          <table:covered-table-cell/>
          <table:covered-table-cell/>
          <table:table-cell office:value-type="string" table:style-name="ce27">
            <text:p>結婚率</text:p>
          </table:table-cell>
          <table:covered-table-cell/>
          <table:covered-table-cell/>
          <table:covered-table-cell/>
          <table:covered-table-cell/>
          <table:table-cell office:value-type="string" table:style-name="ce27">
            <text:p>離婚率</text:p>
          </table:table-cell>
          <table:table-cell table:number-columns-repeated="16361" table:style-name="ce3"/>
        </table:table-row>
        <table:table-row table:style-name="ro5">
          <table:table-cell office:value-type="string" table:style-name="ce35">
            <text:p>總 <text:s text:c="3"/>計</text:p>
          </table:table-cell>
          <table:table-cell office:value-type="float" office:value="-18837" table:style-name="ce36">
            <text:p>–18,837</text:p>
          </table:table-cell>
          <table:table-cell office:value-type="float" office:value="-0.81141450910111412" table:style-name="ce37">
            <text:p>–0.81</text:p>
          </table:table-cell>
          <table:table-cell office:value-type="float" office:value="-9.5537514781260224" table:style-name="ce37">
            <text:p>–9.55</text:p>
          </table:table-cell>
          <table:table-cell office:value-type="float" office:value="-7967" table:style-name="ce38">
            <text:p>–7,967</text:p>
          </table:table-cell>
          <table:table-cell office:value-type="float" office:value="-0.34332235329524924" table:style-name="ce39">
            <text:p>–0.34</text:p>
          </table:table-cell>
          <table:table-cell office:value-type="float" office:value="-4.0423438371859985" table:style-name="ce40">
            <text:p>–4.04</text:p>
          </table:table-cell>
          <table:table-cell office:value-type="float" office:value="9442" table:style-name="ce38">
            <text:p>9,442</text:p>
          </table:table-cell>
          <table:table-cell office:value-type="float" office:value="0.40688460647844149" table:style-name="ce39">
            <text:p>0.41</text:p>
          </table:table-cell>
          <table:table-cell office:value-type="float" office:value="4.7907381085364893" table:style-name="ce40">
            <text:p>4.79</text:p>
          </table:table-cell>
          <table:table-cell office:value-type="float" office:value="17409" table:style-name="ce38">
            <text:p>17,409</text:p>
          </table:table-cell>
          <table:table-cell office:value-type="float" office:value="0.75020695977369078" table:style-name="ce39">
            <text:p>0.75</text:p>
          </table:table-cell>
          <table:table-cell office:value-type="float" office:value="8.8330819457224869" table:style-name="ce40">
            <text:p>8.83</text:p>
          </table:table-cell>
          <table:table-cell office:value-type="float" office:value="15597" table:style-name="ce41">
            <text:p>15,597</text:p>
          </table:table-cell>
          <table:table-cell office:value-type="float" office:value="15293" table:style-name="ce38">
            <text:p>15,293</text:p>
          </table:table-cell>
          <table:table-cell office:value-type="float" office:value="304" table:style-name="ce36">
            <text:p>304</text:p>
          </table:table-cell>
          <table:table-cell office:value-type="float" office:value="0.6721223477276268" table:style-name="ce39">
            <text:p>0.67</text:p>
          </table:table-cell>
          <table:table-cell office:value-type="float" office:value="7.9136986103414113" table:style-name="ce37">
            <text:p>7.91</text:p>
          </table:table-cell>
          <table:table-cell office:value-type="float" office:value="4019" table:style-name="ce42">
            <text:p>4,019</text:p>
          </table:table-cell>
          <table:table-cell office:value-type="float" office:value="3975" table:style-name="ce36">
            <text:p>3,975</text:p>
          </table:table-cell>
          <table:table-cell office:value-type="float" office:value="44" table:style-name="ce36">
            <text:p>44</text:p>
          </table:table-cell>
          <table:table-cell office:value-type="float" office:value="0.17319098002932182" table:style-name="ce39">
            <text:p>0.17</text:p>
          </table:table-cell>
          <table:table-cell office:value-type="float" office:value="2.0391841197000797" table:style-name="ce43">
            <text:p>2.04</text:p>
          </table:table-cell>
          <table:table-cell table:style-name="ce3"/>
          <table:table-cell table:style-name="ce44"/>
          <table:table-cell table:number-columns-repeated="16359"/>
        </table:table-row>
        <table:table-row table:style-name="ro6">
          <table:table-cell office:value-type="string" table:style-name="ce35">
            <text:p>新北市</text:p>
          </table:table-cell>
          <table:table-cell office:value-type="float" office:value="-2962" table:style-name="ce36">
            <text:p>–2,962</text:p>
          </table:table-cell>
          <table:table-cell office:value-type="float" office:value="-0.74500673197338996" table:style-name="ce37">
            <text:p>–0.75</text:p>
          </table:table-cell>
          <table:table-cell office:value-type="float" office:value="-8.771853457106042" table:style-name="ce37">
            <text:p>–8.77</text:p>
          </table:table-cell>
          <table:table-cell office:value-type="float" office:value="-1374" table:style-name="ce41">
            <text:p>–1,374</text:p>
          </table:table-cell>
          <table:table-cell office:value-type="float" office:value="-0.3457193453373934" table:style-name="ce40">
            <text:p>–0.35</text:p>
          </table:table-cell>
          <table:table-cell office:value-type="float" office:value="-4.0705664854241483" table:style-name="ce40">
            <text:p>–4.07</text:p>
          </table:table-cell>
          <table:table-cell office:value-type="float" office:value="1449" table:style-name="ce41">
            <text:p>1,449</text:p>
          </table:table-cell>
          <table:table-cell office:value-type="float" office:value="0.3645904886418363" table:style-name="ce40">
            <text:p>0.36</text:p>
          </table:table-cell>
          <table:table-cell office:value-type="float" office:value="4.2927589791700083" table:style-name="ce40">
            <text:p>4.29</text:p>
          </table:table-cell>
          <table:table-cell office:value-type="float" office:value="2823" table:style-name="ce41">
            <text:p>2,823</text:p>
          </table:table-cell>
          <table:table-cell office:value-type="float" office:value="0.71030983397922964" table:style-name="ce40">
            <text:p>0.71</text:p>
          </table:table-cell>
          <table:table-cell office:value-type="float" office:value="8.3633254645941566" table:style-name="ce40">
            <text:p>8.36</text:p>
          </table:table-cell>
          <table:table-cell office:value-type="float" office:value="2646" table:style-name="ce41">
            <text:p>2,646</text:p>
          </table:table-cell>
          <table:table-cell office:value-type="float" office:value="2604" table:style-name="ce41">
            <text:p>2,604</text:p>
          </table:table-cell>
          <table:table-cell office:value-type="float" office:value="42" table:style-name="ce42">
            <text:p>42</text:p>
          </table:table-cell>
          <table:table-cell office:value-type="float" office:value="0.66577393578074451" table:style-name="ce40">
            <text:p>0.67</text:p>
          </table:table-cell>
          <table:table-cell office:value-type="float" office:value="7.8389511793539262" table:style-name="ce37">
            <text:p>7.84</text:p>
          </table:table-cell>
          <table:table-cell office:value-type="float" office:value="651" table:style-name="ce42">
            <text:p>651</text:p>
          </table:table-cell>
          <table:table-cell office:value-type="float" office:value="643" table:style-name="ce42">
            <text:p>643</text:p>
          </table:table-cell>
          <table:table-cell office:value-type="float" office:value="8" table:style-name="ce42">
            <text:p>8</text:p>
          </table:table-cell>
          <table:table-cell office:value-type="float" office:value="0.16380152388256414" table:style-name="ce40">
            <text:p>0.16</text:p>
          </table:table-cell>
          <table:table-cell office:value-type="float" office:value="1.9286308457140615" table:style-name="ce45">
            <text:p>1.93</text:p>
          </table:table-cell>
          <table:table-cell table:style-name="ce3"/>
          <table:table-cell table:style-name="ce44"/>
          <table:table-cell table:number-columns-repeated="16359"/>
        </table:table-row>
        <table:table-row table:style-name="ro7">
          <table:table-cell office:value-type="string" table:style-name="ce35">
            <text:p>臺北市</text:p>
          </table:table-cell>
          <table:table-cell office:value-type="float" office:value="-7525" table:style-name="ce36">
            <text:p>–7,525</text:p>
          </table:table-cell>
          <table:table-cell office:value-type="float" office:value="-3.0365712127399598" table:style-name="ce37">
            <text:p>–3.04</text:p>
          </table:table-cell>
          <table:table-cell office:value-type="float" office:value="-35.753177182260814" table:style-name="ce37">
            <text:p>–35.75</text:p>
          </table:table-cell>
          <table:table-cell office:value-type="float" office:value="-838" table:style-name="ce41">
            <text:p>–838</text:p>
          </table:table-cell>
          <table:table-cell office:value-type="float" office:value="-0.33867322943716993" table:style-name="ce40">
            <text:p>–0.34</text:p>
          </table:table-cell>
          <table:table-cell office:value-type="float" office:value="-3.9876041530505493" table:style-name="ce40">
            <text:p>–3.99</text:p>
          </table:table-cell>
          <table:table-cell office:value-type="float" office:value="959" table:style-name="ce41">
            <text:p>959</text:p>
          </table:table-cell>
          <table:table-cell office:value-type="float" office:value="0.38757473392630787" table:style-name="ce40">
            <text:p>0.39</text:p>
          </table:table-cell>
          <table:table-cell office:value-type="float" office:value="4.5633799317129808" table:style-name="ce40">
            <text:p>4.56</text:p>
          </table:table-cell>
          <table:table-cell office:value-type="float" office:value="1797" table:style-name="ce41">
            <text:p>1,797</text:p>
          </table:table-cell>
          <table:table-cell office:value-type="float" office:value="0.72624796336347786" table:style-name="ce40">
            <text:p>0.73</text:p>
          </table:table-cell>
          <table:table-cell office:value-type="float" office:value="8.5509840847635292" table:style-name="ce40">
            <text:p>8.55</text:p>
          </table:table-cell>
          <table:table-cell office:value-type="float" office:value="1478" table:style-name="ce41">
            <text:p>1,478</text:p>
          </table:table-cell>
          <table:table-cell office:value-type="float" office:value="1453" table:style-name="ce41">
            <text:p>1,453</text:p>
          </table:table-cell>
          <table:table-cell office:value-type="float" office:value="25" table:style-name="ce42">
            <text:p>25</text:p>
          </table:table-cell>
          <table:table-cell office:value-type="float" office:value="0.59732581516484151" table:style-name="ce40">
            <text:p>0.60</text:p>
          </table:table-cell>
          <table:table-cell office:value-type="float" office:value="7.033029759198941" table:style-name="ce37">
            <text:p>7.03</text:p>
          </table:table-cell>
          <table:table-cell office:value-type="float" office:value="327" table:style-name="ce42">
            <text:p>327</text:p>
          </table:table-cell>
          <table:table-cell office:value-type="float" office:value="323" table:style-name="ce42">
            <text:p>323</text:p>
          </table:table-cell>
          <table:table-cell office:value-type="float" office:value="4" table:style-name="ce42">
            <text:p>4</text:p>
          </table:table-cell>
          <table:table-cell office:value-type="float" office:value="0.13215530552023219" table:style-name="ce40">
            <text:p>0.13</text:p>
          </table:table-cell>
          <table:table-cell office:value-type="float" office:value="1.5560221456414436" table:style-name="ce45">
            <text:p>1.56</text:p>
          </table:table-cell>
          <table:table-cell table:style-name="ce3"/>
          <table:table-cell table:style-name="ce44"/>
          <table:table-cell table:number-columns-repeated="16359"/>
        </table:table-row>
        <table:table-row table:style-name="ro7">
          <table:table-cell office:value-type="string" table:style-name="ce35">
            <text:p>桃園市</text:p>
          </table:table-cell>
          <table:table-cell office:value-type="float" office:value="-665" table:style-name="ce36">
            <text:p>–665</text:p>
          </table:table-cell>
          <table:table-cell office:value-type="float" office:value="-0.29380188475013586" table:style-name="ce37">
            <text:p>–0.29</text:p>
          </table:table-cell>
          <table:table-cell office:value-type="float" office:value="-3.4592802559290186" table:style-name="ce37">
            <text:p>–3.46</text:p>
          </table:table-cell>
          <table:table-cell office:value-type="float" office:value="-178" table:style-name="ce41">
            <text:p>–178</text:p>
          </table:table-cell>
          <table:table-cell office:value-type="float" office:value="-7.865326173529863E-2" table:style-name="ce40">
            <text:p>–0.08</text:p>
          </table:table-cell>
          <table:table-cell office:value-type="float" office:value="-0.9260787268833548" table:style-name="ce40">
            <text:p>–0.93</text:p>
          </table:table-cell>
          <table:table-cell office:value-type="float" office:value="1181" table:style-name="ce41">
            <text:p>1,181</text:p>
          </table:table-cell>
          <table:table-cell office:value-type="float" office:value="0.52185113544599826" table:style-name="ce40">
            <text:p>0.52</text:p>
          </table:table-cell>
          <table:table-cell office:value-type="float" office:value="6.1443762721867534" table:style-name="ce40">
            <text:p>6.14</text:p>
          </table:table-cell>
          <table:table-cell office:value-type="float" office:value="1359" table:style-name="ce41">
            <text:p>1,359</text:p>
          </table:table-cell>
          <table:table-cell office:value-type="float" office:value="0.60050439718129678" table:style-name="ce40">
            <text:p>0.60</text:p>
          </table:table-cell>
          <table:table-cell office:value-type="float" office:value="7.0704549990701082" table:style-name="ce40">
            <text:p>7.07</text:p>
          </table:table-cell>
          <table:table-cell office:value-type="float" office:value="1755" table:style-name="ce41">
            <text:p>1,755</text:p>
          </table:table-cell>
          <table:table-cell office:value-type="float" office:value="1712" table:style-name="ce41">
            <text:p>1,712</text:p>
          </table:table-cell>
          <table:table-cell office:value-type="float" office:value="43" table:style-name="ce42">
            <text:p>43</text:p>
          </table:table-cell>
          <table:table-cell office:value-type="float" office:value="0.77548581092948943" table:style-name="ce40">
            <text:p>0.78</text:p>
          </table:table-cell>
          <table:table-cell office:value-type="float" office:value="9.1307200319117303" table:style-name="ce37">
            <text:p>9.13</text:p>
          </table:table-cell>
          <table:table-cell office:value-type="float" office:value="447" table:style-name="ce42">
            <text:p>447</text:p>
          </table:table-cell>
          <table:table-cell office:value-type="float" office:value="441" table:style-name="ce42">
            <text:p>441</text:p>
          </table:table-cell>
          <table:table-cell office:value-type="float" office:value="6" table:style-name="ce42">
            <text:p>6</text:p>
          </table:table-cell>
          <table:table-cell office:value-type="float" office:value="0.19751689885212634" table:style-name="ce40">
            <text:p>0.20</text:p>
          </table:table-cell>
          <table:table-cell office:value-type="float" office:value="2.3256021961621332" table:style-name="ce45">
            <text:p>2.33</text:p>
          </table:table-cell>
          <table:table-cell table:style-name="ce3"/>
          <table:table-cell table:style-name="ce44"/>
          <table:table-cell table:number-columns-repeated="16359"/>
        </table:table-row>
        <table:table-row table:style-name="ro6">
          <table:table-cell office:value-type="string" table:style-name="ce35">
            <text:p>臺中市</text:p>
          </table:table-cell>
          <table:table-cell office:value-type="float" office:value="-1757" table:style-name="ce36">
            <text:p>–1,757</text:p>
          </table:table-cell>
          <table:table-cell office:value-type="float" office:value="-0.62726052089398732" table:style-name="ce37">
            <text:p>–0.63</text:p>
          </table:table-cell>
          <table:table-cell office:value-type="float" office:value="-7.3854867782679143" table:style-name="ce37">
            <text:p>–7.39</text:p>
          </table:table-cell>
          <table:table-cell office:value-type="float" office:value="-499" table:style-name="ce41">
            <text:p>–499</text:p>
          </table:table-cell>
          <table:table-cell office:value-type="float" office:value="-0.17820216160293381" table:style-name="ce40">
            <text:p>–0.18</text:p>
          </table:table-cell>
          <table:table-cell office:value-type="float" office:value="-2.0981867414538979" table:style-name="ce40">
            <text:p>–2.10</text:p>
          </table:table-cell>
          <table:table-cell office:value-type="float" office:value="1198" table:style-name="ce41">
            <text:p>1,198</text:p>
          </table:table-cell>
          <table:table-cell office:value-type="float" office:value="0.42782803527117175" table:style-name="ce40">
            <text:p>0.43</text:p>
          </table:table-cell>
          <table:table-cell office:value-type="float" office:value="5.0373300927089577" table:style-name="ce40">
            <text:p>5.04</text:p>
          </table:table-cell>
          <table:table-cell office:value-type="float" office:value="1697" table:style-name="ce41">
            <text:p>1,697</text:p>
          </table:table-cell>
          <table:table-cell office:value-type="float" office:value="0.60603019687410553" table:style-name="ce40">
            <text:p>0.61</text:p>
          </table:table-cell>
          <table:table-cell office:value-type="float" office:value="7.1355168341628561" table:style-name="ce40">
            <text:p>7.14</text:p>
          </table:table-cell>
          <table:table-cell office:value-type="float" office:value="2097" table:style-name="ce41">
            <text:p>2,097</text:p>
          </table:table-cell>
          <table:table-cell office:value-type="float" office:value="2061" table:style-name="ce41">
            <text:p>2,061</text:p>
          </table:table-cell>
          <table:table-cell office:value-type="float" office:value="36" table:style-name="ce42">
            <text:p>36</text:p>
          </table:table-cell>
          <table:table-cell office:value-type="float" office:value="0.74887762100471378" table:style-name="ce40">
            <text:p>0.75</text:p>
          </table:table-cell>
          <table:table-cell office:value-type="float" office:value="8.8174300537651789" table:style-name="ce37">
            <text:p>8.82</text:p>
          </table:table-cell>
          <table:table-cell office:value-type="float" office:value="552" table:style-name="ce42">
            <text:p>552</text:p>
          </table:table-cell>
          <table:table-cell office:value-type="float" office:value="545" table:style-name="ce42">
            <text:p>545</text:p>
          </table:table-cell>
          <table:table-cell office:value-type="float" office:value="7" table:style-name="ce42">
            <text:p>7</text:p>
          </table:table-cell>
          <table:table-cell office:value-type="float" office:value="0.1971294453002394" table:style-name="ce40">
            <text:p>0.20</text:p>
          </table:table-cell>
          <table:table-cell office:value-type="float" office:value="2.3210402430512058" table:style-name="ce45">
            <text:p>2.32</text:p>
          </table:table-cell>
          <table:table-cell table:style-name="ce3"/>
          <table:table-cell table:style-name="ce44"/>
          <table:table-cell table:number-columns-repeated="16359"/>
        </table:table-row>
        <table:table-row table:style-name="ro7">
          <table:table-cell office:value-type="string" table:style-name="ce35">
            <text:p>臺南市</text:p>
          </table:table-cell>
          <table:table-cell office:value-type="float" office:value="-946" table:style-name="ce36">
            <text:p>–946</text:p>
          </table:table-cell>
          <table:table-cell office:value-type="float" office:value="-0.51068084120902879" table:style-name="ce37">
            <text:p>–0.51</text:p>
          </table:table-cell>
          <table:table-cell office:value-type="float" office:value="-6.0128550658482425" table:style-name="ce37">
            <text:p>–6.01</text:p>
          </table:table-cell>
          <table:table-cell office:value-type="float" office:value="-831" table:style-name="ce41">
            <text:p>–831</text:p>
          </table:table-cell>
          <table:table-cell office:value-type="float" office:value="-0.4487147642816568" table:style-name="ce40">
            <text:p>–0.45</text:p>
          </table:table-cell>
          <table:table-cell office:value-type="float" office:value="-5.2832544826711203" table:style-name="ce40">
            <text:p>–5.28</text:p>
          </table:table-cell>
          <table:table-cell office:value-type="float" office:value="617" table:style-name="ce41">
            <text:p>617</text:p>
          </table:table-cell>
          <table:table-cell office:value-type="float" office:value="0.33316126301056831" table:style-name="ce40">
            <text:p>0.33</text:p>
          </table:table-cell>
          <table:table-cell office:value-type="float" office:value="3.92270519351153" table:style-name="ce40">
            <text:p>3.92</text:p>
          </table:table-cell>
          <table:table-cell office:value-type="float" office:value="1448" table:style-name="ce41">
            <text:p>1,448</text:p>
          </table:table-cell>
          <table:table-cell office:value-type="float" office:value="0.78187602729222505" table:style-name="ce40">
            <text:p>0.78</text:p>
          </table:table-cell>
          <table:table-cell office:value-type="float" office:value="9.2059596761826494" table:style-name="ce40">
            <text:p>9.21</text:p>
          </table:table-cell>
          <table:table-cell office:value-type="float" office:value="1204" table:style-name="ce41">
            <text:p>1,204</text:p>
          </table:table-cell>
          <table:table-cell office:value-type="float" office:value="1179" table:style-name="ce41">
            <text:p>1,179</text:p>
          </table:table-cell>
          <table:table-cell office:value-type="float" office:value="25" table:style-name="ce42">
            <text:p>25</text:p>
          </table:table-cell>
          <table:table-cell office:value-type="float" office:value="0.65012343705789988" table:style-name="ce40">
            <text:p>0.65</text:p>
          </table:table-cell>
          <table:table-cell office:value-type="float" office:value="7.65467917826237" table:style-name="ce37">
            <text:p>7.65</text:p>
          </table:table-cell>
          <table:table-cell office:value-type="float" office:value="314" table:style-name="ce42">
            <text:p>314</text:p>
          </table:table-cell>
          <table:table-cell office:value-type="float" office:value="310" table:style-name="ce42">
            <text:p>310</text:p>
          </table:table-cell>
          <table:table-cell office:value-type="float" office:value="4" table:style-name="ce42">
            <text:p>4</text:p>
          </table:table-cell>
          <table:table-cell office:value-type="float" office:value="0.16955046448187755" table:style-name="ce40">
            <text:p>0.17</text:p>
          </table:table-cell>
          <table:table-cell office:value-type="float" office:value="1.9963199850285582" table:style-name="ce45">
            <text:p>2.00</text:p>
          </table:table-cell>
          <table:table-cell table:style-name="ce3"/>
          <table:table-cell table:style-name="ce44"/>
          <table:table-cell table:number-columns-repeated="16359"/>
        </table:table-row>
        <table:table-row table:style-name="ro7">
          <table:table-cell office:value-type="string" table:style-name="ce35">
            <text:p>高雄市</text:p>
          </table:table-cell>
          <table:table-cell office:value-type="float" office:value="-1953" table:style-name="ce36">
            <text:p>–1,953</text:p>
          </table:table-cell>
          <table:table-cell office:value-type="float" office:value="-0.71641147182756826" table:style-name="ce37">
            <text:p>–0.72</text:p>
          </table:table-cell>
          <table:table-cell office:value-type="float" office:value="-8.4351673295826579" table:style-name="ce37">
            <text:p>–8.44</text:p>
          </table:table-cell>
          <table:table-cell office:value-type="float" office:value="-957" table:style-name="ce41">
            <text:p>–957</text:p>
          </table:table-cell>
          <table:table-cell office:value-type="float" office:value="-0.35117842010443245" table:style-name="ce40">
            <text:p>–0.35</text:p>
          </table:table-cell>
          <table:table-cell office:value-type="float" office:value="-4.1348426883263825" table:style-name="ce40">
            <text:p>–4.13</text:p>
          </table:table-cell>
          <table:table-cell office:value-type="float" office:value="1094" table:style-name="ce41">
            <text:p>1,094</text:p>
          </table:table-cell>
          <table:table-cell office:value-type="float" office:value="0.40145161086128434" table:style-name="ce40">
            <text:p>0.40</text:p>
          </table:table-cell>
          <table:table-cell office:value-type="float" office:value="4.726768966592541" table:style-name="ce40">
            <text:p>4.73</text:p>
          </table:table-cell>
          <table:table-cell office:value-type="float" office:value="2051" table:style-name="ce41">
            <text:p>2,051</text:p>
          </table:table-cell>
          <table:table-cell office:value-type="float" office:value="0.75263003096571679" table:style-name="ce40">
            <text:p>0.75</text:p>
          </table:table-cell>
          <table:table-cell office:value-type="float" office:value="8.8616116549189226" table:style-name="ce40">
            <text:p>8.86</text:p>
          </table:table-cell>
          <table:table-cell office:value-type="float" office:value="1788" table:style-name="ce41">
            <text:p>1,788</text:p>
          </table:table-cell>
          <table:table-cell office:value-type="float" office:value="1745" table:style-name="ce41">
            <text:p>1,745</text:p>
          </table:table-cell>
          <table:table-cell office:value-type="float" office:value="43" table:style-name="ce42">
            <text:p>43</text:p>
          </table:table-cell>
          <table:table-cell office:value-type="float" office:value="0.65612018301643182" table:style-name="ce40">
            <text:p>0.66</text:p>
          </table:table-cell>
          <table:table-cell office:value-type="float" office:value="7.7252860258386331" table:style-name="ce37">
            <text:p>7.73</text:p>
          </table:table-cell>
          <table:table-cell office:value-type="float" office:value="481" table:style-name="ce42">
            <text:p>481</text:p>
          </table:table-cell>
          <table:table-cell office:value-type="float" office:value="478" table:style-name="ce42">
            <text:p>478</text:p>
          </table:table-cell>
          <table:table-cell office:value-type="float" office:value="3" table:style-name="ce42">
            <text:p>3</text:p>
          </table:table-cell>
          <table:table-cell office:value-type="float" office:value="0.1765066040441296" table:style-name="ce40">
            <text:p>0.18</text:p>
          </table:table-cell>
          <table:table-cell office:value-type="float" office:value="2.0782229185841068" table:style-name="ce45">
            <text:p>2.08</text:p>
          </table:table-cell>
          <table:table-cell table:style-name="ce3"/>
          <table:table-cell table:style-name="ce44"/>
          <table:table-cell table:number-columns-repeated="16359"/>
        </table:table-row>
        <table:table-row table:style-name="ro6">
          <table:table-cell office:value-type="string" table:style-name="ce35">
            <text:p>臺灣省</text:p>
          </table:table-cell>
          <table:table-cell office:value-type="float" office:value="-2872" table:style-name="ce36">
            <text:p>–2,872</text:p>
          </table:table-cell>
          <table:table-cell office:value-type="float" office:value="-0.41241785568275763" table:style-name="ce37">
            <text:p>–0.41</text:p>
          </table:table-cell>
          <table:table-cell office:value-type="float" office:value="-4.8558876556195649" table:style-name="ce37">
            <text:p>–4.86</text:p>
          </table:table-cell>
          <table:table-cell office:value-type="float" office:value="-3274" table:style-name="ce41">
            <text:p>–3,274</text:p>
          </table:table-cell>
          <table:table-cell office:value-type="float" office:value="-0.47024183558053106" table:style-name="ce40">
            <text:p>–0.47</text:p>
          </table:table-cell>
          <table:table-cell office:value-type="float" office:value="-5.5367183866739955" table:style-name="ce40">
            <text:p>–5.54</text:p>
          </table:table-cell>
          <table:table-cell office:value-type="float" office:value="2877" table:style-name="ce41">
            <text:p>2,877</text:p>
          </table:table-cell>
          <table:table-cell office:value-type="float" office:value="0.41322106321477947" table:style-name="ce40">
            <text:p>0.41</text:p>
          </table:table-cell>
          <table:table-cell office:value-type="float" office:value="4.8653447765611126" table:style-name="ce40">
            <text:p>4.87</text:p>
          </table:table-cell>
          <table:table-cell office:value-type="float" office:value="6151" table:style-name="ce41">
            <text:p>6,151</text:p>
          </table:table-cell>
          <table:table-cell office:value-type="float" office:value="0.88346289879531059" table:style-name="ce40">
            <text:p>0.88</text:p>
          </table:table-cell>
          <table:table-cell office:value-type="float" office:value="10.402063163235107" table:style-name="ce40">
            <text:p>10.40</text:p>
          </table:table-cell>
          <table:table-cell office:value-type="float" office:value="4534" table:style-name="ce41">
            <text:p>4,534</text:p>
          </table:table-cell>
          <table:table-cell office:value-type="float" office:value="4446" table:style-name="ce41">
            <text:p>4,446</text:p>
          </table:table-cell>
          <table:table-cell office:value-type="float" office:value="88" table:style-name="ce42">
            <text:p>88</text:p>
          </table:table-cell>
          <table:table-cell office:value-type="float" office:value="0.65121456399576294" table:style-name="ce40">
            <text:p>0.65</text:p>
          </table:table-cell>
          <table:table-cell office:value-type="float" office:value="7.6675263180146285" table:style-name="ce37">
            <text:p>7.67</text:p>
          </table:table-cell>
          <table:table-cell office:value-type="float" office:value="1228" table:style-name="ce42">
            <text:p>1,228</text:p>
          </table:table-cell>
          <table:table-cell office:value-type="float" office:value="1216" table:style-name="ce42">
            <text:p>1,216</text:p>
          </table:table-cell>
          <table:table-cell office:value-type="float" office:value="12" table:style-name="ce42">
            <text:p>12</text:p>
          </table:table-cell>
          <table:table-cell office:value-type="float" office:value="0.17637659563008312" table:style-name="ce40">
            <text:p>0.18</text:p>
          </table:table-cell>
          <table:table-cell office:value-type="float" office:value="2.0766921743542044" table:style-name="ce45">
            <text:p>2.08</text:p>
          </table:table-cell>
          <table:table-cell table:style-name="ce3"/>
          <table:table-cell table:style-name="ce44"/>
          <table:table-cell table:number-columns-repeated="16359"/>
        </table:table-row>
        <table:table-row table:style-name="ro6">
          <table:table-cell office:value-type="string" table:style-name="ce46">
            <text:p>宜蘭縣</text:p>
          </table:table-cell>
          <table:table-cell office:value-type="float" office:value="-30" table:style-name="ce47">
            <text:p>–30</text:p>
          </table:table-cell>
          <table:table-cell office:value-type="float" office:value="-6.6820651144971863E-2" table:style-name="ce48">
            <text:p>–0.07</text:p>
          </table:table-cell>
          <table:table-cell office:value-type="float" office:value="-0.78675927961015257" table:style-name="ce48">
            <text:p>–0.79</text:p>
          </table:table-cell>
          <table:table-cell office:value-type="float" office:value="-245" table:style-name="ce49">
            <text:p>–245</text:p>
          </table:table-cell>
          <table:table-cell office:value-type="float" office:value="-0.54572021704072626" table:style-name="ce50">
            <text:p>–0.55</text:p>
          </table:table-cell>
          <table:table-cell office:value-type="float" office:value="-6.4254154587053254" table:style-name="ce50">
            <text:p>–6.43</text:p>
          </table:table-cell>
          <table:table-cell office:value-type="float" office:value="161" table:style-name="ce49">
            <text:p>161</text:p>
          </table:table-cell>
          <table:table-cell office:value-type="float" office:value="0.358616142626763" table:style-name="ce50">
            <text:p>0.36</text:p>
          </table:table-cell>
          <table:table-cell office:value-type="float" office:value="4.2224158728635004" table:style-name="ce50">
            <text:p>4.22</text:p>
          </table:table-cell>
          <table:table-cell office:value-type="float" office:value="406" table:style-name="ce49">
            <text:p>406</text:p>
          </table:table-cell>
          <table:table-cell office:value-type="float" office:value="0.90433635966748926" table:style-name="ce50">
            <text:p>0.90</text:p>
          </table:table-cell>
          <table:table-cell office:value-type="float" office:value="10.647831331568826" table:style-name="ce50">
            <text:p>10.65</text:p>
          </table:table-cell>
          <table:table-cell office:value-type="float" office:value="296" table:style-name="ce49">
            <text:p>296</text:p>
          </table:table-cell>
          <table:table-cell office:value-type="float" office:value="289" table:style-name="ce49">
            <text:p>289</text:p>
          </table:table-cell>
          <table:table-cell office:value-type="float" office:value="7" table:style-name="ce51">
            <text:p>7</text:p>
          </table:table-cell>
          <table:table-cell office:value-type="float" office:value="0.65931911936348975" table:style-name="ce50">
            <text:p>0.66</text:p>
          </table:table-cell>
          <table:table-cell office:value-type="float" office:value="7.7629509215378638" table:style-name="ce48">
            <text:p>7.76</text:p>
          </table:table-cell>
          <table:table-cell office:value-type="float" office:value="90" table:style-name="ce51">
            <text:p>90</text:p>
          </table:table-cell>
          <table:table-cell office:value-type="float" office:value="90" table:style-name="ce51">
            <text:p>90</text:p>
          </table:table-cell>
          <table:table-cell office:value-type="float" office:value="0" table:style-name="ce51">
            <text:p>—</text:p>
          </table:table-cell>
          <table:table-cell office:value-type="float" office:value="0.20046865115781784" table:style-name="ce50">
            <text:p>0.20</text:p>
          </table:table-cell>
          <table:table-cell office:value-type="float" office:value="2.3603566991162426" table:style-name="ce52">
            <text:p>2.36</text:p>
          </table:table-cell>
          <table:table-cell table:style-name="ce3"/>
          <table:table-cell table:style-name="ce44"/>
          <table:table-cell table:number-columns-repeated="16359"/>
        </table:table-row>
        <table:table-row table:style-name="ro7">
          <table:table-cell office:value-type="string" table:style-name="ce46">
            <text:p>新竹縣</text:p>
          </table:table-cell>
          <table:table-cell office:value-type="float" office:value="345" table:style-name="ce47">
            <text:p>345</text:p>
          </table:table-cell>
          <table:table-cell office:value-type="float" office:value="0.59928919090748023" table:style-name="ce48">
            <text:p>0.60</text:p>
          </table:table-cell>
          <table:table-cell office:value-type="float" office:value="7.0561469252009763" table:style-name="ce48">
            <text:p>7.06</text:p>
          </table:table-cell>
          <table:table-cell office:value-type="float" office:value="-42" table:style-name="ce49">
            <text:p>–42</text:p>
          </table:table-cell>
          <table:table-cell office:value-type="float" office:value="-7.2935090374391442E-2" table:style-name="ce50">
            <text:p>–0.07</text:p>
          </table:table-cell>
          <table:table-cell office:value-type="float" office:value="-0.8587518705371896" table:style-name="ce50">
            <text:p>–0.86</text:p>
          </table:table-cell>
          <table:table-cell office:value-type="float" office:value="314" table:style-name="ce49">
            <text:p>314</text:p>
          </table:table-cell>
          <table:table-cell office:value-type="float" office:value="0.54527662803711707" table:style-name="ce50">
            <text:p>0.55</text:p>
          </table:table-cell>
          <table:table-cell office:value-type="float" office:value="6.4201925559208934" table:style-name="ce50">
            <text:p>6.42</text:p>
          </table:table-cell>
          <table:table-cell office:value-type="float" office:value="356" table:style-name="ce49">
            <text:p>356</text:p>
          </table:table-cell>
          <table:table-cell office:value-type="float" office:value="0.61821171841150846" table:style-name="ce50">
            <text:p>0.62</text:p>
          </table:table-cell>
          <table:table-cell office:value-type="float" office:value="7.2789444264580832" table:style-name="ce50">
            <text:p>7.28</text:p>
          </table:table-cell>
          <table:table-cell office:value-type="float" office:value="449" table:style-name="ce49">
            <text:p>449</text:p>
          </table:table-cell>
          <table:table-cell office:value-type="float" office:value="441" table:style-name="ce49">
            <text:p>441</text:p>
          </table:table-cell>
          <table:table-cell office:value-type="float" office:value="8" table:style-name="ce51">
            <text:p>8</text:p>
          </table:table-cell>
          <table:table-cell office:value-type="float" office:value="0.77971084709766103" table:style-name="ce50">
            <text:p>0.78</text:p>
          </table:table-cell>
          <table:table-cell office:value-type="float" office:value="9.1804664255047186" table:style-name="ce48">
            <text:p>9.18</text:p>
          </table:table-cell>
          <table:table-cell office:value-type="float" office:value="120" table:style-name="ce51">
            <text:p>120</text:p>
          </table:table-cell>
          <table:table-cell office:value-type="float" office:value="118" table:style-name="ce51">
            <text:p>118</text:p>
          </table:table-cell>
          <table:table-cell office:value-type="float" office:value="2" table:style-name="ce51">
            <text:p>2</text:p>
          </table:table-cell>
          <table:table-cell office:value-type="float" office:value="0.2083859724982613" table:style-name="ce50">
            <text:p>0.21</text:p>
          </table:table-cell>
          <table:table-cell office:value-type="float" office:value="2.453576772963399" table:style-name="ce52">
            <text:p>2.45</text:p>
          </table:table-cell>
          <table:table-cell table:style-name="ce3"/>
          <table:table-cell table:style-name="ce44"/>
          <table:table-cell table:number-columns-repeated="16359"/>
        </table:table-row>
        <table:table-row table:style-name="ro7">
          <table:table-cell office:value-type="string" table:style-name="ce46">
            <text:p>苗栗縣</text:p>
          </table:table-cell>
          <table:table-cell office:value-type="float" office:value="-366" table:style-name="ce47">
            <text:p>–366</text:p>
          </table:table-cell>
          <table:table-cell office:value-type="float" office:value="-0.68311620441225873" table:style-name="ce48">
            <text:p>–0.68</text:p>
          </table:table-cell>
          <table:table-cell office:value-type="float" office:value="-8.0431424067894977" table:style-name="ce48">
            <text:p>–8.04</text:p>
          </table:table-cell>
          <table:table-cell office:value-type="float" office:value="-335" table:style-name="ce49">
            <text:p>–335</text:p>
          </table:table-cell>
          <table:table-cell office:value-type="float" office:value="-0.62547026962436314" table:style-name="ce50">
            <text:p>–0.63</text:p>
          </table:table-cell>
          <table:table-cell office:value-type="float" office:value="-7.3644080133191139" table:style-name="ce50">
            <text:p>–7.36</text:p>
          </table:table-cell>
          <table:table-cell office:value-type="float" office:value="166" table:style-name="ce49">
            <text:p>166</text:p>
          </table:table-cell>
          <table:table-cell office:value-type="float" office:value="0.30993452166460977" table:style-name="ce50">
            <text:p>0.31</text:p>
          </table:table-cell>
          <table:table-cell office:value-type="float" office:value="3.6492290454058893" table:style-name="ce50">
            <text:p>3.65</text:p>
          </table:table-cell>
          <table:table-cell office:value-type="float" office:value="501" table:style-name="ce49">
            <text:p>501</text:p>
          </table:table-cell>
          <table:table-cell office:value-type="float" office:value="0.9354047912889728" table:style-name="ce50">
            <text:p>0.94</text:p>
          </table:table-cell>
          <table:table-cell office:value-type="float" office:value="11.013637058725003" table:style-name="ce50">
            <text:p>11.01</text:p>
          </table:table-cell>
          <table:table-cell office:value-type="float" office:value="381" table:style-name="ce49">
            <text:p>381</text:p>
          </table:table-cell>
          <table:table-cell office:value-type="float" office:value="376" table:style-name="ce49">
            <text:p>376</text:p>
          </table:table-cell>
          <table:table-cell office:value-type="float" office:value="5" table:style-name="ce51">
            <text:p>5</text:p>
          </table:table-cell>
          <table:table-cell office:value-type="float" office:value="0.71135573948323083" table:style-name="ce50">
            <text:p>0.71</text:p>
          </table:table-cell>
          <table:table-cell office:value-type="float" office:value="8.3756401584315867" table:style-name="ce48">
            <text:p>8.38</text:p>
          </table:table-cell>
          <table:table-cell office:value-type="float" office:value="94" table:style-name="ce51">
            <text:p>94</text:p>
          </table:table-cell>
          <table:table-cell office:value-type="float" office:value="94" table:style-name="ce51">
            <text:p>94</text:p>
          </table:table-cell>
          <table:table-cell office:value-type="float" office:value="0" table:style-name="ce51">
            <text:p>—</text:p>
          </table:table-cell>
          <table:table-cell office:value-type="float" office:value="0.17550509058116456" table:style-name="ce50">
            <text:p>0.18</text:p>
          </table:table-cell>
          <table:table-cell office:value-type="float" office:value="2.0664309052298409" table:style-name="ce52">
            <text:p>2.07</text:p>
          </table:table-cell>
          <table:table-cell table:style-name="ce3"/>
          <table:table-cell table:style-name="ce44"/>
          <table:table-cell table:number-columns-repeated="16359"/>
        </table:table-row>
        <table:table-row table:style-name="ro7">
          <table:table-cell office:value-type="string" table:style-name="ce46">
            <text:p>彰化縣</text:p>
          </table:table-cell>
          <table:table-cell office:value-type="float" office:value="-579" table:style-name="ce47">
            <text:p>–579</text:p>
          </table:table-cell>
          <table:table-cell office:value-type="float" office:value="-0.46384492999065902" table:style-name="ce48">
            <text:p>–0.46</text:p>
          </table:table-cell>
          <table:table-cell office:value-type="float" office:value="-5.4613999821480821" table:style-name="ce48">
            <text:p>–5.46</text:p>
          </table:table-cell>
          <table:table-cell office:value-type="float" office:value="-319" table:style-name="ce49">
            <text:p>–319</text:p>
          </table:table-cell>
          <table:table-cell office:value-type="float" office:value="-0.25561460689237941" table:style-name="ce50">
            <text:p>–0.26</text:p>
          </table:table-cell>
          <table:table-cell office:value-type="float" office:value="-3.0096558553457577" table:style-name="ce50">
            <text:p>–3.01</text:p>
          </table:table-cell>
          <table:table-cell office:value-type="float" office:value="666" table:style-name="ce49">
            <text:p>666</text:p>
          </table:table-cell>
          <table:table-cell office:value-type="float" office:value="0.53366560561230314" table:style-name="ce50">
            <text:p>0.53</text:p>
          </table:table-cell>
          <table:table-cell office:value-type="float" office:value="6.2834821305964725" table:style-name="ce50">
            <text:p>6.28</text:p>
          </table:table-cell>
          <table:table-cell office:value-type="float" office:value="985" table:style-name="ce49">
            <text:p>985</text:p>
          </table:table-cell>
          <table:table-cell office:value-type="float" office:value="0.78928021250468261" table:style-name="ce50">
            <text:p>0.79</text:p>
          </table:table-cell>
          <table:table-cell office:value-type="float" office:value="9.2931379859422307" table:style-name="ce50">
            <text:p>9.29</text:p>
          </table:table-cell>
          <table:table-cell office:value-type="float" office:value="807" table:style-name="ce49">
            <text:p>807</text:p>
          </table:table-cell>
          <table:table-cell office:value-type="float" office:value="799" table:style-name="ce49">
            <text:p>799</text:p>
          </table:table-cell>
          <table:table-cell office:value-type="float" office:value="8" table:style-name="ce51">
            <text:p>8</text:p>
          </table:table-cell>
          <table:table-cell office:value-type="float" office:value="0.64664886445815106" table:style-name="ce50">
            <text:p>0.65</text:p>
          </table:table-cell>
          <table:table-cell office:value-type="float" office:value="7.6137688879750041" table:style-name="ce48">
            <text:p>7.61</text:p>
          </table:table-cell>
          <table:table-cell office:value-type="float" office:value="175" table:style-name="ce51">
            <text:p>175</text:p>
          </table:table-cell>
          <table:table-cell office:value-type="float" office:value="174" table:style-name="ce51">
            <text:p>174</text:p>
          </table:table-cell>
          <table:table-cell office:value-type="float" office:value="1" table:style-name="ce51">
            <text:p>1</text:p>
          </table:table-cell>
          <table:table-cell office:value-type="float" office:value="0.14022744892215175" table:style-name="ce50">
            <text:p>0.14</text:p>
          </table:table-cell>
          <table:table-cell office:value-type="float" office:value="1.65106512440598" table:style-name="ce52">
            <text:p>1.65</text:p>
          </table:table-cell>
          <table:table-cell table:style-name="ce3"/>
          <table:table-cell table:style-name="ce44"/>
          <table:table-cell table:number-columns-repeated="16359"/>
        </table:table-row>
        <table:table-row table:style-name="ro6">
          <table:table-cell office:value-type="string" table:style-name="ce46">
            <text:p>南投縣</text:p>
          </table:table-cell>
          <table:table-cell office:value-type="float" office:value="-273" table:style-name="ce47">
            <text:p>–273</text:p>
          </table:table-cell>
          <table:table-cell office:value-type="float" office:value="-0.56645702915075025" table:style-name="ce48">
            <text:p>–0.57</text:p>
          </table:table-cell>
          <table:table-cell office:value-type="float" office:value="-6.6695746980652846" table:style-name="ce48">
            <text:p>–6.67</text:p>
          </table:table-cell>
          <table:table-cell office:value-type="float" office:value="-294" table:style-name="ce49">
            <text:p>–294</text:p>
          </table:table-cell>
          <table:table-cell office:value-type="float" office:value="-0.61020347380120443" table:style-name="ce50">
            <text:p>–0.61</text:p>
          </table:table-cell>
          <table:table-cell office:value-type="float" office:value="-7.1846538044335366" table:style-name="ce50">
            <text:p>–7.18</text:p>
          </table:table-cell>
          <table:table-cell office:value-type="float" office:value="165" table:style-name="ce49">
            <text:p>165</text:p>
          </table:table-cell>
          <table:table-cell office:value-type="float" office:value="0.34246113325577798" table:style-name="ce50">
            <text:p>0.34</text:p>
          </table:table-cell>
          <table:table-cell office:value-type="float" office:value="4.0322036657535154" table:style-name="ce50">
            <text:p>4.03</text:p>
          </table:table-cell>
          <table:table-cell office:value-type="float" office:value="459" table:style-name="ce49">
            <text:p>459</text:p>
          </table:table-cell>
          <table:table-cell office:value-type="float" office:value="0.95266460705698242" table:style-name="ce50">
            <text:p>0.95</text:p>
          </table:table-cell>
          <table:table-cell office:value-type="float" office:value="11.216857470187051" table:style-name="ce50">
            <text:p>11.22</text:p>
          </table:table-cell>
          <table:table-cell office:value-type="float" office:value="273" table:style-name="ce49">
            <text:p>273</text:p>
          </table:table-cell>
          <table:table-cell office:value-type="float" office:value="269" table:style-name="ce49">
            <text:p>269</text:p>
          </table:table-cell>
          <table:table-cell office:value-type="float" office:value="4" table:style-name="ce51">
            <text:p>4</text:p>
          </table:table-cell>
          <table:table-cell office:value-type="float" office:value="0.5666175113868327" table:style-name="ce50">
            <text:p>0.57</text:p>
          </table:table-cell>
          <table:table-cell office:value-type="float" office:value="6.6714642469739971" table:style-name="ce48">
            <text:p>6.67</text:p>
          </table:table-cell>
          <table:table-cell office:value-type="float" office:value="92" table:style-name="ce51">
            <text:p>92</text:p>
          </table:table-cell>
          <table:table-cell office:value-type="float" office:value="92" table:style-name="ce51">
            <text:p>92</text:p>
          </table:table-cell>
          <table:table-cell office:value-type="float" office:value="0" table:style-name="ce51">
            <text:p>—</text:p>
          </table:table-cell>
          <table:table-cell office:value-type="float" office:value="0.1909480258153429" table:style-name="ce50">
            <text:p>0.19</text:p>
          </table:table-cell>
          <table:table-cell office:value-type="float" office:value="2.2482590136322633" table:style-name="ce52">
            <text:p>2.25</text:p>
          </table:table-cell>
          <table:table-cell table:style-name="ce3"/>
          <table:table-cell table:style-name="ce44"/>
          <table:table-cell table:number-columns-repeated="16359"/>
        </table:table-row>
        <table:table-row table:style-name="ro7">
          <table:table-cell office:value-type="string" table:style-name="ce46">
            <text:p>雲林縣</text:p>
          </table:table-cell>
          <table:table-cell office:value-type="float" office:value="-230" table:style-name="ce47">
            <text:p>–230</text:p>
          </table:table-cell>
          <table:table-cell office:value-type="float" office:value="-0.34500603760565807" table:style-name="ce48">
            <text:p>–0.35</text:p>
          </table:table-cell>
          <table:table-cell office:value-type="float" office:value="-4.062167862131135" table:style-name="ce48">
            <text:p>–4.06</text:p>
          </table:table-cell>
          <table:table-cell office:value-type="float" office:value="-475" table:style-name="ce49">
            <text:p>–475</text:p>
          </table:table-cell>
          <table:table-cell office:value-type="float" office:value="-0.71263540072613807" table:style-name="ce50">
            <text:p>–0.71</text:p>
          </table:table-cell>
          <table:table-cell office:value-type="float" office:value="-8.3907071375819484" table:style-name="ce50">
            <text:p>–8.39</text:p>
          </table:table-cell>
          <table:table-cell office:value-type="float" office:value="241" table:style-name="ce49">
            <text:p>241</text:p>
          </table:table-cell>
          <table:table-cell office:value-type="float" office:value="0.36156869805263003" table:style-name="ce50">
            <text:p>0.36</text:p>
          </table:table-cell>
          <table:table-cell office:value-type="float" office:value="4.2571798319099985" table:style-name="ce50">
            <text:p>4.26</text:p>
          </table:table-cell>
          <table:table-cell office:value-type="float" office:value="716" table:style-name="ce49">
            <text:p>716</text:p>
          </table:table-cell>
          <table:table-cell office:value-type="float" office:value="1.074204098778768" table:style-name="ce50">
            <text:p>1.07</text:p>
          </table:table-cell>
          <table:table-cell office:value-type="float" office:value="12.647886969491946" table:style-name="ce50">
            <text:p>12.65</text:p>
          </table:table-cell>
          <table:table-cell office:value-type="float" office:value="393" table:style-name="ce49">
            <text:p>393</text:p>
          </table:table-cell>
          <table:table-cell office:value-type="float" office:value="388" table:style-name="ce49">
            <text:p>388</text:p>
          </table:table-cell>
          <table:table-cell office:value-type="float" office:value="5" table:style-name="ce51">
            <text:p>5</text:p>
          </table:table-cell>
          <table:table-cell office:value-type="float" office:value="0.5896120262849941" table:style-name="ce50">
            <text:p>0.59</text:p>
          </table:table-cell>
          <table:table-cell office:value-type="float" office:value="6.9422061159362212" table:style-name="ce48">
            <text:p>6.94</text:p>
          </table:table-cell>
          <table:table-cell office:value-type="float" office:value="110" table:style-name="ce51">
            <text:p>110</text:p>
          </table:table-cell>
          <table:table-cell office:value-type="float" office:value="109" table:style-name="ce51">
            <text:p>109</text:p>
          </table:table-cell>
          <table:table-cell office:value-type="float" office:value="1" table:style-name="ce51">
            <text:p>1</text:p>
          </table:table-cell>
          <table:table-cell office:value-type="float" office:value="0.16503135595763194" table:style-name="ce50">
            <text:p>0.17</text:p>
          </table:table-cell>
          <table:table-cell office:value-type="float" office:value="1.9431111265979244" table:style-name="ce52">
            <text:p>1.94</text:p>
          </table:table-cell>
          <table:table-cell table:style-name="ce3"/>
          <table:table-cell table:style-name="ce44"/>
          <table:table-cell table:number-columns-repeated="16359"/>
        </table:table-row>
        <table:table-row table:style-name="ro7">
          <table:table-cell office:value-type="string" table:style-name="ce46">
            <text:p>嘉義縣</text:p>
          </table:table-cell>
          <table:table-cell office:value-type="float" office:value="-401" table:style-name="ce47">
            <text:p>–401</text:p>
          </table:table-cell>
          <table:table-cell office:value-type="float" office:value="-0.81699346405228757" table:style-name="ce48">
            <text:p>–0.82</text:p>
          </table:table-cell>
          <table:table-cell office:value-type="float" office:value="-9.6194391735188702" table:style-name="ce48">
            <text:p>–9.62</text:p>
          </table:table-cell>
          <table:table-cell office:value-type="float" office:value="-338" table:style-name="ce49">
            <text:p>–338</text:p>
          </table:table-cell>
          <table:table-cell office:value-type="float" office:value="-0.68891930370232979" table:style-name="ce50">
            <text:p>–0.69</text:p>
          </table:table-cell>
          <table:table-cell office:value-type="float" office:value="-8.1114692210113031" table:style-name="ce50">
            <text:p>–8.11</text:p>
          </table:table-cell>
          <table:table-cell office:value-type="float" office:value="164" table:style-name="ce49">
            <text:p>164</text:p>
          </table:table-cell>
          <table:table-cell office:value-type="float" office:value="0.33426853789107125" table:style-name="ce50">
            <text:p>0.33</text:p>
          </table:table-cell>
          <table:table-cell office:value-type="float" office:value="3.9357424622658383" table:style-name="ce50">
            <text:p>3.94</text:p>
          </table:table-cell>
          <table:table-cell office:value-type="float" office:value="502" table:style-name="ce49">
            <text:p>502</text:p>
          </table:table-cell>
          <table:table-cell office:value-type="float" office:value="1.023187841593401" table:style-name="ce50">
            <text:p>1.02</text:p>
          </table:table-cell>
          <table:table-cell office:value-type="float" office:value="12.047211683277144" table:style-name="ce50">
            <text:p>12.05</text:p>
          </table:table-cell>
          <table:table-cell office:value-type="float" office:value="261" table:style-name="ce49">
            <text:p>261</text:p>
          </table:table-cell>
          <table:table-cell office:value-type="float" office:value="257" table:style-name="ce49">
            <text:p>257</text:p>
          </table:table-cell>
          <table:table-cell office:value-type="float" office:value="4" table:style-name="ce51">
            <text:p>4</text:p>
          </table:table-cell>
          <table:table-cell office:value-type="float" office:value="0.53197614871688781" table:style-name="ce50">
            <text:p>0.53</text:p>
          </table:table-cell>
          <table:table-cell office:value-type="float" office:value="6.2635901381181958" table:style-name="ce48">
            <text:p>6.26</text:p>
          </table:table-cell>
          <table:table-cell office:value-type="float" office:value="75" table:style-name="ce51">
            <text:p>75</text:p>
          </table:table-cell>
          <table:table-cell office:value-type="float" office:value="75" table:style-name="ce51">
            <text:p>75</text:p>
          </table:table-cell>
          <table:table-cell office:value-type="float" office:value="0" table:style-name="ce51">
            <text:p>—</text:p>
          </table:table-cell>
          <table:table-cell office:value-type="float" office:value="0.15286670940140454" table:style-name="ce50">
            <text:p>0.15</text:p>
          </table:table-cell>
          <table:table-cell office:value-type="float" office:value="1.7998822235971828" table:style-name="ce52">
            <text:p>1.80</text:p>
          </table:table-cell>
          <table:table-cell table:style-name="ce3"/>
          <table:table-cell table:style-name="ce44"/>
          <table:table-cell table:number-columns-repeated="16359"/>
        </table:table-row>
        <table:table-row table:style-name="ro7">
          <table:table-cell office:value-type="string" table:style-name="ce46">
            <text:p>屏東縣</text:p>
          </table:table-cell>
          <table:table-cell office:value-type="float" office:value="-176" table:style-name="ce47">
            <text:p>–176</text:p>
          </table:table-cell>
          <table:table-cell office:value-type="float" office:value="-0.21962197567437047" table:style-name="ce48">
            <text:p>–0.22</text:p>
          </table:table-cell>
          <table:table-cell office:value-type="float" office:value="-2.5858716490692011" table:style-name="ce48">
            <text:p>–2.59</text:p>
          </table:table-cell>
          <table:table-cell office:value-type="float" office:value="-504" table:style-name="ce49">
            <text:p>–504</text:p>
          </table:table-cell>
          <table:table-cell office:value-type="float" office:value="-0.62898654542867805" table:style-name="ce50">
            <text:p>–0.63</text:p>
          </table:table-cell>
          <table:table-cell office:value-type="float" office:value="-7.4058093252086286" table:style-name="ce50">
            <text:p>–7.41</text:p>
          </table:table-cell>
          <table:table-cell office:value-type="float" office:value="304" table:style-name="ce49">
            <text:p>304</text:p>
          </table:table-cell>
          <table:table-cell office:value-type="float" office:value="0.3793887099411074" table:style-name="ce50">
            <text:p>0.38</text:p>
          </table:table-cell>
          <table:table-cell office:value-type="float" office:value="4.4669961009194905" table:style-name="ce50">
            <text:p>4.47</text:p>
          </table:table-cell>
          <table:table-cell office:value-type="float" office:value="808" table:style-name="ce49">
            <text:p>808</text:p>
          </table:table-cell>
          <table:table-cell office:value-type="float" office:value="1.0083752553697853" table:style-name="ce50">
            <text:p>1.01</text:p>
          </table:table-cell>
          <table:table-cell office:value-type="float" office:value="11.872805426128117" table:style-name="ce50">
            <text:p>11.87</text:p>
          </table:table-cell>
          <table:table-cell office:value-type="float" office:value="508" table:style-name="ce49">
            <text:p>508</text:p>
          </table:table-cell>
          <table:table-cell office:value-type="float" office:value="491" table:style-name="ce49">
            <text:p>491</text:p>
          </table:table-cell>
          <table:table-cell office:value-type="float" office:value="17" table:style-name="ce51">
            <text:p>17</text:p>
          </table:table-cell>
          <table:table-cell office:value-type="float" office:value="0.63397850213842943" table:style-name="ce50">
            <text:p>0.63</text:p>
          </table:table-cell>
          <table:table-cell office:value-type="float" office:value="7.4645855896944111" table:style-name="ce48">
            <text:p>7.46</text:p>
          </table:table-cell>
          <table:table-cell office:value-type="float" office:value="140" table:style-name="ce51">
            <text:p>140</text:p>
          </table:table-cell>
          <table:table-cell office:value-type="float" office:value="137" table:style-name="ce51">
            <text:p>137</text:p>
          </table:table-cell>
          <table:table-cell office:value-type="float" office:value="3" table:style-name="ce51">
            <text:p>3</text:p>
          </table:table-cell>
          <table:table-cell office:value-type="float" office:value="0.17471848484129945" table:style-name="ce50">
            <text:p>0.17</text:p>
          </table:table-cell>
          <table:table-cell office:value-type="float" office:value="2.0571692570023972" table:style-name="ce52">
            <text:p>2.06</text:p>
          </table:table-cell>
          <table:table-cell table:style-name="ce3"/>
          <table:table-cell table:style-name="ce44"/>
          <table:table-cell table:number-columns-repeated="16359"/>
        </table:table-row>
        <table:table-row table:style-name="ro6">
          <table:table-cell office:value-type="string" table:style-name="ce46">
            <text:p>臺東縣</text:p>
          </table:table-cell>
          <table:table-cell office:value-type="float" office:value="-35" table:style-name="ce47">
            <text:p>–35</text:p>
          </table:table-cell>
          <table:table-cell office:value-type="float" office:value="-0.16435088444254528" table:style-name="ce48">
            <text:p>–0.16</text:p>
          </table:table-cell>
          <table:table-cell office:value-type="float" office:value="-1.93509912327513" table:style-name="ce48">
            <text:p>–1.94</text:p>
          </table:table-cell>
          <table:table-cell office:value-type="float" office:value="-145" table:style-name="ce49">
            <text:p>–145</text:p>
          </table:table-cell>
          <table:table-cell office:value-type="float" office:value="-0.68093819194473604" table:style-name="ce50">
            <text:p>–0.68</text:p>
          </table:table-cell>
          <table:table-cell office:value-type="float" office:value="-8.0174980664460858" table:style-name="ce50">
            <text:p>–8.02</text:p>
          </table:table-cell>
          <table:table-cell office:value-type="float" office:value="104" table:style-name="ce49">
            <text:p>104</text:p>
          </table:table-cell>
          <table:table-cell office:value-type="float" office:value="0.4883970480155348" table:style-name="ce50">
            <text:p>0.49</text:p>
          </table:table-cell>
          <table:table-cell office:value-type="float" office:value="5.7504813717958125" table:style-name="ce50">
            <text:p>5.75</text:p>
          </table:table-cell>
          <table:table-cell office:value-type="float" office:value="249" table:style-name="ce49">
            <text:p>249</text:p>
          </table:table-cell>
          <table:table-cell office:value-type="float" office:value="1.1693352399602708" table:style-name="ce50">
            <text:p>1.17</text:p>
          </table:table-cell>
          <table:table-cell office:value-type="float" office:value="13.767979438241895" table:style-name="ce50">
            <text:p>13.77</text:p>
          </table:table-cell>
          <table:table-cell office:value-type="float" office:value="127" table:style-name="ce49">
            <text:p>127</text:p>
          </table:table-cell>
          <table:table-cell office:value-type="float" office:value="121" table:style-name="ce49">
            <text:p>121</text:p>
          </table:table-cell>
          <table:table-cell office:value-type="float" office:value="6" table:style-name="ce51">
            <text:p>6</text:p>
          </table:table-cell>
          <table:table-cell office:value-type="float" office:value="0.59640793363435507" table:style-name="ce50">
            <text:p>0.60</text:p>
          </table:table-cell>
          <table:table-cell office:value-type="float" office:value="7.0222224444045027" table:style-name="ce48">
            <text:p>7.02</text:p>
          </table:table-cell>
          <table:table-cell office:value-type="float" office:value="51" table:style-name="ce51">
            <text:p>51</text:p>
          </table:table-cell>
          <table:table-cell office:value-type="float" office:value="51" table:style-name="ce51">
            <text:p>51</text:p>
          </table:table-cell>
          <table:table-cell office:value-type="float" office:value="0" table:style-name="ce51">
            <text:p>—</text:p>
          </table:table-cell>
          <table:table-cell office:value-type="float" office:value="0.23950239854607955" table:style-name="ce50">
            <text:p>0.24</text:p>
          </table:table-cell>
          <table:table-cell office:value-type="float" office:value="2.8199475957844848" table:style-name="ce52">
            <text:p>2.82</text:p>
          </table:table-cell>
          <table:table-cell table:style-name="ce3"/>
          <table:table-cell table:style-name="ce44"/>
          <table:table-cell table:number-columns-repeated="16359"/>
        </table:table-row>
        <table:table-row table:style-name="ro7">
          <table:table-cell office:value-type="string" table:style-name="ce46">
            <text:p>花蓮縣</text:p>
          </table:table-cell>
          <table:table-cell office:value-type="float" office:value="-491" table:style-name="ce47">
            <text:p>–491</text:p>
          </table:table-cell>
          <table:table-cell office:value-type="float" office:value="-1.5351329719048781" table:style-name="ce48">
            <text:p>–1.54</text:p>
          </table:table-cell>
          <table:table-cell office:value-type="float" office:value="-18.074952733718728" table:style-name="ce48">
            <text:p>–18.07</text:p>
          </table:table-cell>
          <table:table-cell office:value-type="float" office:value="-181" table:style-name="ce49">
            <text:p>–181</text:p>
          </table:table-cell>
          <table:table-cell office:value-type="float" office:value="-0.56633911823189553" table:style-name="ce50">
            <text:p>–0.57</text:p>
          </table:table-cell>
          <table:table-cell office:value-type="float" office:value="-6.6681863920852216" table:style-name="ce50">
            <text:p>–6.67</text:p>
          </table:table-cell>
          <table:table-cell office:value-type="float" office:value="145" table:style-name="ce49">
            <text:p>145</text:p>
          </table:table-cell>
          <table:table-cell office:value-type="float" office:value="0.45369708366643563" table:style-name="ce50">
            <text:p>0.45</text:p>
          </table:table-cell>
          <table:table-cell office:value-type="float" office:value="5.3419172754273863" table:style-name="ce50">
            <text:p>5.34</text:p>
          </table:table-cell>
          <table:table-cell office:value-type="float" office:value="326" table:style-name="ce49">
            <text:p>326</text:p>
          </table:table-cell>
          <table:table-cell office:value-type="float" office:value="1.0200362018983311" table:style-name="ce50">
            <text:p>1.02</text:p>
          </table:table-cell>
          <table:table-cell office:value-type="float" office:value="12.01010366751261" table:style-name="ce50">
            <text:p>12.01</text:p>
          </table:table-cell>
          <table:table-cell office:value-type="float" office:value="209" table:style-name="ce49">
            <text:p>209</text:p>
          </table:table-cell>
          <table:table-cell office:value-type="float" office:value="204" table:style-name="ce49">
            <text:p>204</text:p>
          </table:table-cell>
          <table:table-cell office:value-type="float" office:value="5" table:style-name="ce51">
            <text:p>5</text:p>
          </table:table-cell>
          <table:table-cell office:value-type="float" office:value="0.65394958956058657" table:style-name="ce50">
            <text:p>0.65</text:p>
          </table:table-cell>
          <table:table-cell office:value-type="float" office:value="7.6997290383746488" table:style-name="ce48">
            <text:p>7.70</text:p>
          </table:table-cell>
          <table:table-cell office:value-type="float" office:value="75" table:style-name="ce51">
            <text:p>75</text:p>
          </table:table-cell>
          <table:table-cell office:value-type="float" office:value="74" table:style-name="ce51">
            <text:p>74</text:p>
          </table:table-cell>
          <table:table-cell office:value-type="float" office:value="1" table:style-name="ce51">
            <text:p>1</text:p>
          </table:table-cell>
          <table:table-cell office:value-type="float" office:value="0.23467090534470808" table:style-name="ce50">
            <text:p>0.23</text:p>
          </table:table-cell>
          <table:table-cell office:value-type="float" office:value="2.7630606597038212" table:style-name="ce52">
            <text:p>2.76</text:p>
          </table:table-cell>
          <table:table-cell table:style-name="ce3"/>
          <table:table-cell table:style-name="ce44"/>
          <table:table-cell table:number-columns-repeated="16359"/>
        </table:table-row>
        <table:table-row table:style-name="ro7">
          <table:table-cell office:value-type="string" table:style-name="ce46">
            <text:p>澎湖縣</text:p>
          </table:table-cell>
          <table:table-cell office:value-type="float" office:value="22" table:style-name="ce47">
            <text:p>22</text:p>
          </table:table-cell>
          <table:table-cell office:value-type="float" office:value="0.20712510356255176" table:style-name="ce48">
            <text:p>0.21</text:p>
          </table:table-cell>
          <table:table-cell office:value-type="float" office:value="2.4387310580752066" table:style-name="ce48">
            <text:p>2.44</text:p>
          </table:table-cell>
          <table:table-cell office:value-type="float" office:value="-32" table:style-name="ce49">
            <text:p>–32</text:p>
          </table:table-cell>
          <table:table-cell office:value-type="float" office:value="-0.30124168055202538" table:style-name="ce50">
            <text:p>–0.30</text:p>
          </table:table-cell>
          <table:table-cell office:value-type="float" office:value="-3.5468778516609438" table:style-name="ce50">
            <text:p>–3.55</text:p>
          </table:table-cell>
          <table:table-cell office:value-type="float" office:value="56" table:style-name="ce49">
            <text:p>56</text:p>
          </table:table-cell>
          <table:table-cell office:value-type="float" office:value="0.5271729409660445" table:style-name="ce50">
            <text:p>0.53</text:p>
          </table:table-cell>
          <table:table-cell office:value-type="float" office:value="6.2070362404066532" table:style-name="ce50">
            <text:p>6.21</text:p>
          </table:table-cell>
          <table:table-cell office:value-type="float" office:value="88" table:style-name="ce49">
            <text:p>88</text:p>
          </table:table-cell>
          <table:table-cell office:value-type="float" office:value="0.82841462151806988" table:style-name="ce50">
            <text:p>0.83</text:p>
          </table:table-cell>
          <table:table-cell office:value-type="float" office:value="9.753914092067598" table:style-name="ce50">
            <text:p>9.75</text:p>
          </table:table-cell>
          <table:table-cell office:value-type="float" office:value="57" table:style-name="ce49">
            <text:p>57</text:p>
          </table:table-cell>
          <table:table-cell office:value-type="float" office:value="57" table:style-name="ce49">
            <text:p>57</text:p>
          </table:table-cell>
          <table:table-cell office:value-type="float" office:value="0" table:style-name="ce51">
            <text:p>—</text:p>
          </table:table-cell>
          <table:table-cell office:value-type="float" office:value="0.53658674348329527" table:style-name="ce50">
            <text:p>0.54</text:p>
          </table:table-cell>
          <table:table-cell office:value-type="float" office:value="6.3178761732710571" table:style-name="ce48">
            <text:p>6.32</text:p>
          </table:table-cell>
          <table:table-cell office:value-type="float" office:value="24" table:style-name="ce51">
            <text:p>24</text:p>
          </table:table-cell>
          <table:table-cell office:value-type="float" office:value="24" table:style-name="ce51">
            <text:p>24</text:p>
          </table:table-cell>
          <table:table-cell office:value-type="float" office:value="0" table:style-name="ce51">
            <text:p>—</text:p>
          </table:table-cell>
          <table:table-cell office:value-type="float" office:value="0.22593126041401904" table:style-name="ce50">
            <text:p>0.23</text:p>
          </table:table-cell>
          <table:table-cell office:value-type="float" office:value="2.6601583887457081" table:style-name="ce52">
            <text:p>2.66</text:p>
          </table:table-cell>
          <table:table-cell table:style-name="ce3"/>
          <table:table-cell table:style-name="ce44"/>
          <table:table-cell table:number-columns-repeated="16359"/>
        </table:table-row>
        <table:table-row table:style-name="ro6">
          <table:table-cell office:value-type="string" table:style-name="ce46">
            <text:p>基隆市</text:p>
          </table:table-cell>
          <table:table-cell office:value-type="float" office:value="-292" table:style-name="ce47">
            <text:p>–292</text:p>
          </table:table-cell>
          <table:table-cell office:value-type="float" office:value="-0.80749532648252831" table:style-name="ce48">
            <text:p>–0.81</text:p>
          </table:table-cell>
          <table:table-cell office:value-type="float" office:value="-9.5076062634233178" table:style-name="ce48">
            <text:p>–9.51</text:p>
          </table:table-cell>
          <table:table-cell office:value-type="float" office:value="-224" table:style-name="ce49">
            <text:p>–224</text:p>
          </table:table-cell>
          <table:table-cell office:value-type="float" office:value="-0.61969867152097291" table:style-name="ce50">
            <text:p>–0.62</text:p>
          </table:table-cell>
          <table:table-cell office:value-type="float" office:value="-7.2964521001662943" table:style-name="ce50">
            <text:p>–7.30</text:p>
          </table:table-cell>
          <table:table-cell office:value-type="float" office:value="122" table:style-name="ce49">
            <text:p>122</text:p>
          </table:table-cell>
          <table:table-cell office:value-type="float" office:value="0.33751445502481559" table:style-name="ce50">
            <text:p>0.34</text:p>
          </table:table-cell>
          <table:table-cell office:value-type="float" office:value="3.9739605188405709" table:style-name="ce50">
            <text:p>3.97</text:p>
          </table:table-cell>
          <table:table-cell office:value-type="float" office:value="346" table:style-name="ce49">
            <text:p>346</text:p>
          </table:table-cell>
          <table:table-cell office:value-type="float" office:value="0.9572131265457885" table:style-name="ce50">
            <text:p>0.96</text:p>
          </table:table-cell>
          <table:table-cell office:value-type="float" office:value="11.270412619006866" table:style-name="ce50">
            <text:p>11.27</text:p>
          </table:table-cell>
          <table:table-cell office:value-type="float" office:value="230" table:style-name="ce49">
            <text:p>230</text:p>
          </table:table-cell>
          <table:table-cell office:value-type="float" office:value="224" table:style-name="ce49">
            <text:p>224</text:p>
          </table:table-cell>
          <table:table-cell office:value-type="float" office:value="6" table:style-name="ce51">
            <text:p>6</text:p>
          </table:table-cell>
          <table:table-cell office:value-type="float" office:value="0.63629774307957043" table:style-name="ce50">
            <text:p>0.64</text:p>
          </table:table-cell>
          <table:table-cell office:value-type="float" office:value="7.4918927814207485" table:style-name="ce48">
            <text:p>7.49</text:p>
          </table:table-cell>
          <table:table-cell office:value-type="float" office:value="69" table:style-name="ce51">
            <text:p>69</text:p>
          </table:table-cell>
          <table:table-cell office:value-type="float" office:value="67" table:style-name="ce51">
            <text:p>67</text:p>
          </table:table-cell>
          <table:table-cell office:value-type="float" office:value="2" table:style-name="ce51">
            <text:p>2</text:p>
          </table:table-cell>
          <table:table-cell office:value-type="float" office:value="0.19088932292387112" table:style-name="ce50">
            <text:p>0.19</text:p>
          </table:table-cell>
          <table:table-cell office:value-type="float" office:value="2.2475678344262247" table:style-name="ce52">
            <text:p>2.25</text:p>
          </table:table-cell>
          <table:table-cell table:style-name="ce3"/>
          <table:table-cell table:style-name="ce44"/>
          <table:table-cell table:number-columns-repeated="16359"/>
        </table:table-row>
        <table:table-row table:style-name="ro7">
          <table:table-cell office:value-type="string" table:style-name="ce46">
            <text:p>新竹市</text:p>
          </table:table-cell>
          <table:table-cell office:value-type="float" office:value="-147" table:style-name="ce47">
            <text:p>–147</text:p>
          </table:table-cell>
          <table:table-cell office:value-type="float" office:value="-0.32630845249881241" table:style-name="ce48">
            <text:p>–0.33</text:p>
          </table:table-cell>
          <table:table-cell office:value-type="float" office:value="-3.8420188761956946" table:style-name="ce48">
            <text:p>–3.84</text:p>
          </table:table-cell>
          <table:table-cell office:value-type="float" office:value="-41" table:style-name="ce49">
            <text:p>–41</text:p>
          </table:table-cell>
          <table:table-cell office:value-type="float" office:value="-9.1026052322218914E-2" table:style-name="ce50">
            <text:p>–0.09</text:p>
          </table:table-cell>
          <table:table-cell office:value-type="float" office:value="-1.0717583579874164" table:style-name="ce50">
            <text:p>–1.07</text:p>
          </table:table-cell>
          <table:table-cell office:value-type="float" office:value="192" table:style-name="ce49">
            <text:p>192</text:p>
          </table:table-cell>
          <table:table-cell office:value-type="float" office:value="0.42626834258209828" table:style-name="ce50">
            <text:p>0.43</text:p>
          </table:table-cell>
          <table:table-cell office:value-type="float" office:value="5.018965969111802" table:style-name="ce50">
            <text:p>5.02</text:p>
          </table:table-cell>
          <table:table-cell office:value-type="float" office:value="233" table:style-name="ce49">
            <text:p>233</text:p>
          </table:table-cell>
          <table:table-cell office:value-type="float" office:value="0.51729439490431717" table:style-name="ce50">
            <text:p>0.52</text:p>
          </table:table-cell>
          <table:table-cell office:value-type="float" office:value="6.0907243270992186" table:style-name="ce50">
            <text:p>6.09</text:p>
          </table:table-cell>
          <table:table-cell office:value-type="float" office:value="368" table:style-name="ce49">
            <text:p>368</text:p>
          </table:table-cell>
          <table:table-cell office:value-type="float" office:value="358" table:style-name="ce49">
            <text:p>358</text:p>
          </table:table-cell>
          <table:table-cell office:value-type="float" office:value="10" table:style-name="ce51">
            <text:p>10</text:p>
          </table:table-cell>
          <table:table-cell office:value-type="float" office:value="0.81701432328235502" table:style-name="ce50">
            <text:p>0.82</text:p>
          </table:table-cell>
          <table:table-cell office:value-type="float" office:value="9.6196847741309544" table:style-name="ce48">
            <text:p>9.62</text:p>
          </table:table-cell>
          <table:table-cell office:value-type="float" office:value="64" table:style-name="ce51">
            <text:p>64</text:p>
          </table:table-cell>
          <table:table-cell office:value-type="float" office:value="63" table:style-name="ce51">
            <text:p>63</text:p>
          </table:table-cell>
          <table:table-cell office:value-type="float" office:value="1" table:style-name="ce51">
            <text:p>1</text:p>
          </table:table-cell>
          <table:table-cell office:value-type="float" office:value="0.1420894475273661" table:style-name="ce50">
            <text:p>0.14</text:p>
          </table:table-cell>
          <table:table-cell office:value-type="float" office:value="1.6729886563706009" table:style-name="ce52">
            <text:p>1.67</text:p>
          </table:table-cell>
          <table:table-cell table:style-name="ce3"/>
          <table:table-cell table:style-name="ce44"/>
          <table:table-cell table:number-columns-repeated="16359"/>
        </table:table-row>
        <table:table-row table:style-name="ro7">
          <table:table-cell office:value-type="string" table:style-name="ce46">
            <text:p>嘉義市</text:p>
          </table:table-cell>
          <table:table-cell office:value-type="float" office:value="-219" table:style-name="ce47">
            <text:p>–219</text:p>
          </table:table-cell>
          <table:table-cell office:value-type="float" office:value="-0.83206054665238105" table:style-name="ce48">
            <text:p>–0.83</text:p>
          </table:table-cell>
          <table:table-cell office:value-type="float" office:value="-9.7968419202619064" table:style-name="ce48">
            <text:p>–9.80</text:p>
          </table:table-cell>
          <table:table-cell office:value-type="float" office:value="-99" table:style-name="ce49">
            <text:p>–99</text:p>
          </table:table-cell>
          <table:table-cell office:value-type="float" office:value="-0.37629350893697083" table:style-name="ce50">
            <text:p>–0.38</text:p>
          </table:table-cell>
          <table:table-cell office:value-type="float" office:value="-4.4305526052256248" table:style-name="ce50">
            <text:p>–4.43</text:p>
          </table:table-cell>
          <table:table-cell office:value-type="float" office:value="77" table:style-name="ce49">
            <text:p>77</text:p>
          </table:table-cell>
          <table:table-cell office:value-type="float" office:value="0.29267272917319953" table:style-name="ce50">
            <text:p>0.29</text:p>
          </table:table-cell>
          <table:table-cell office:value-type="float" office:value="3.4459853596199301" table:style-name="ce50">
            <text:p>3.45</text:p>
          </table:table-cell>
          <table:table-cell office:value-type="float" office:value="176" table:style-name="ce49">
            <text:p>176</text:p>
          </table:table-cell>
          <table:table-cell office:value-type="float" office:value="0.66896623811017042" table:style-name="ce50">
            <text:p>0.67</text:p>
          </table:table-cell>
          <table:table-cell office:value-type="float" office:value="7.8765379648455554" table:style-name="ce50">
            <text:p>7.88</text:p>
          </table:table-cell>
          <table:table-cell office:value-type="float" office:value="175" table:style-name="ce49">
            <text:p>175</text:p>
          </table:table-cell>
          <table:table-cell office:value-type="float" office:value="172" table:style-name="ce49">
            <text:p>172</text:p>
          </table:table-cell>
          <table:table-cell office:value-type="float" office:value="3" table:style-name="ce51">
            <text:p>3</text:p>
          </table:table-cell>
          <table:table-cell office:value-type="float" office:value="0.6651652935754534" table:style-name="ce50">
            <text:p>0.67</text:p>
          </table:table-cell>
          <table:table-cell office:value-type="float" office:value="7.8317849082271129" table:style-name="ce48">
            <text:p>7.83</text:p>
          </table:table-cell>
          <table:table-cell office:value-type="float" office:value="49" table:style-name="ce51">
            <text:p>49</text:p>
          </table:table-cell>
          <table:table-cell office:value-type="float" office:value="48" table:style-name="ce51">
            <text:p>48</text:p>
          </table:table-cell>
          <table:table-cell office:value-type="float" office:value="1" table:style-name="ce51">
            <text:p>1</text:p>
          </table:table-cell>
          <table:table-cell office:value-type="float" office:value="0.18624628220112699" table:style-name="ce50">
            <text:p>0.19</text:p>
          </table:table-cell>
          <table:table-cell office:value-type="float" office:value="2.1928997743035921" table:style-name="ce52">
            <text:p>2.19</text:p>
          </table:table-cell>
          <table:table-cell table:style-name="ce3"/>
          <table:table-cell table:style-name="ce44"/>
          <table:table-cell table:number-columns-repeated="16359"/>
        </table:table-row>
        <table:table-row table:style-name="ro6">
          <table:table-cell office:value-type="string" table:style-name="ce35">
            <text:p>福建省</text:p>
          </table:table-cell>
          <table:table-cell office:value-type="float" office:value="-157" table:style-name="ce36">
            <text:p>–157</text:p>
          </table:table-cell>
          <table:table-cell office:value-type="float" office:value="-1.0177490243870817" table:style-name="ce37">
            <text:p>–1.02</text:p>
          </table:table-cell>
          <table:table-cell office:value-type="float" office:value="-11.983173996815639" table:style-name="ce37">
            <text:p>–11.98</text:p>
          </table:table-cell>
          <table:table-cell office:value-type="float" office:value="-16" table:style-name="ce41">
            <text:p>–16</text:p>
          </table:table-cell>
          <table:table-cell office:value-type="float" office:value="-0.10377245295378558" table:style-name="ce40">
            <text:p>–0.10</text:p>
          </table:table-cell>
          <table:table-cell office:value-type="float" office:value="-1.2218369460687659" table:style-name="ce40">
            <text:p>–1.22</text:p>
          </table:table-cell>
          <table:table-cell office:value-type="float" office:value="67" table:style-name="ce41">
            <text:p>67</text:p>
          </table:table-cell>
          <table:table-cell office:value-type="float" office:value="0.43454714674397715" table:style-name="ce40">
            <text:p>0.43</text:p>
          </table:table-cell>
          <table:table-cell office:value-type="float" office:value="5.1164422116629567" table:style-name="ce40">
            <text:p>5.12</text:p>
          </table:table-cell>
          <table:table-cell office:value-type="float" office:value="83" table:style-name="ce41">
            <text:p>83</text:p>
          </table:table-cell>
          <table:table-cell office:value-type="float" office:value="0.53831959969776266" table:style-name="ce40">
            <text:p>0.54</text:p>
          </table:table-cell>
          <table:table-cell office:value-type="float" office:value="6.3382791577317219" table:style-name="ce40">
            <text:p>6.34</text:p>
          </table:table-cell>
          <table:table-cell office:value-type="float" office:value="95" table:style-name="ce41">
            <text:p>95</text:p>
          </table:table-cell>
          <table:table-cell office:value-type="float" office:value="93" table:style-name="ce41">
            <text:p>93</text:p>
          </table:table-cell>
          <table:table-cell office:value-type="float" office:value="2" table:style-name="ce42">
            <text:p>2</text:p>
          </table:table-cell>
          <table:table-cell office:value-type="float" office:value="0.616148939413102" table:style-name="ce40">
            <text:p>0.62</text:p>
          </table:table-cell>
          <table:table-cell office:value-type="float" office:value="7.2546568672832974" table:style-name="ce37">
            <text:p>7.25</text:p>
          </table:table-cell>
          <table:table-cell office:value-type="float" office:value="19" table:style-name="ce42">
            <text:p>19</text:p>
          </table:table-cell>
          <table:table-cell office:value-type="float" office:value="19" table:style-name="ce42">
            <text:p>19</text:p>
          </table:table-cell>
          <table:table-cell office:value-type="float" office:value="0" table:style-name="ce42">
            <text:p>—</text:p>
          </table:table-cell>
          <table:table-cell office:value-type="float" office:value="0.12322978788262037" table:style-name="ce40">
            <text:p>0.12</text:p>
          </table:table-cell>
          <table:table-cell office:value-type="float" office:value="1.4509313734566591" table:style-name="ce45">
            <text:p>1.45</text:p>
          </table:table-cell>
          <table:table-cell table:style-name="ce3"/>
          <table:table-cell table:style-name="ce44"/>
          <table:table-cell table:number-columns-repeated="16359"/>
        </table:table-row>
        <table:table-row table:style-name="ro6">
          <table:table-cell office:value-type="string" table:style-name="ce46">
            <text:p>金門縣</text:p>
          </table:table-cell>
          <table:table-cell office:value-type="float" office:value="-187" table:style-name="ce47">
            <text:p>–187</text:p>
          </table:table-cell>
          <table:table-cell office:value-type="float" office:value="-1.3308661305245177" table:style-name="ce48">
            <text:p>–1.33</text:p>
          </table:table-cell>
          <table:table-cell office:value-type="float" office:value="-15.669875407788677" table:style-name="ce48">
            <text:p>–15.67</text:p>
          </table:table-cell>
          <table:table-cell office:value-type="float" office:value="-14" table:style-name="ce49">
            <text:p>–14</text:p>
          </table:table-cell>
          <table:table-cell office:value-type="float" office:value="-9.9703382437249174E-2" table:style-name="ce50">
            <text:p>–0.10</text:p>
          </table:table-cell>
          <table:table-cell office:value-type="float" office:value="-1.1739269222450306" table:style-name="ce50">
            <text:p>–1.17</text:p>
          </table:table-cell>
          <table:table-cell office:value-type="float" office:value="61" table:style-name="ce49">
            <text:p>61</text:p>
          </table:table-cell>
          <table:table-cell office:value-type="float" office:value="0.43442188061944287" table:style-name="ce50">
            <text:p>0.43</text:p>
          </table:table-cell>
          <table:table-cell office:value-type="float" office:value="5.1149673040676333" table:style-name="ce50">
            <text:p>5.11</text:p>
          </table:table-cell>
          <table:table-cell office:value-type="float" office:value="75" table:style-name="ce49">
            <text:p>75</text:p>
          </table:table-cell>
          <table:table-cell office:value-type="float" office:value="0.53412526305669206" table:style-name="ce50">
            <text:p>0.53</text:p>
          </table:table-cell>
          <table:table-cell office:value-type="float" office:value="6.2888942263126646" table:style-name="ce50">
            <text:p>6.29</text:p>
          </table:table-cell>
          <table:table-cell office:value-type="float" office:value="83" table:style-name="ce49">
            <text:p>83</text:p>
          </table:table-cell>
          <table:table-cell office:value-type="float" office:value="82" table:style-name="ce49">
            <text:p>82</text:p>
          </table:table-cell>
          <table:table-cell office:value-type="float" office:value="1" table:style-name="ce51">
            <text:p>1</text:p>
          </table:table-cell>
          <table:table-cell office:value-type="float" office:value="0.59109862444940586" table:style-name="ce50">
            <text:p>0.59</text:p>
          </table:table-cell>
          <table:table-cell office:value-type="float" office:value="6.9597096104526823" table:style-name="ce48">
            <text:p>6.96</text:p>
          </table:table-cell>
          <table:table-cell office:value-type="float" office:value="17" table:style-name="ce51">
            <text:p>17</text:p>
          </table:table-cell>
          <table:table-cell office:value-type="float" office:value="17" table:style-name="ce51">
            <text:p>17</text:p>
          </table:table-cell>
          <table:table-cell office:value-type="float" office:value="0" table:style-name="ce51">
            <text:p>—</text:p>
          </table:table-cell>
          <table:table-cell office:value-type="float" office:value="0.12106839295951687" table:style-name="ce50">
            <text:p>0.12</text:p>
          </table:table-cell>
          <table:table-cell office:value-type="float" office:value="1.4254826912975374" table:style-name="ce52">
            <text:p>1.43</text:p>
          </table:table-cell>
          <table:table-cell table:style-name="ce3"/>
          <table:table-cell table:style-name="ce44"/>
          <table:table-cell table:number-columns-repeated="16359"/>
        </table:table-row>
        <table:table-row table:style-name="ro7">
          <table:table-cell office:value-type="string" table:style-name="ce46">
            <text:p>連江縣</text:p>
          </table:table-cell>
          <table:table-cell office:value-type="float" office:value="30" table:style-name="ce47">
            <text:p>30</text:p>
          </table:table-cell>
          <table:table-cell office:value-type="float" office:value="2.1815008726003491" table:style-name="ce48">
            <text:p>2.18</text:p>
          </table:table-cell>
          <table:table-cell office:value-type="float" office:value="25.685413499971851" table:style-name="ce48">
            <text:p>25.69</text:p>
          </table:table-cell>
          <table:table-cell office:value-type="float" office:value="-2" table:style-name="ce49">
            <text:p>–2</text:p>
          </table:table-cell>
          <table:table-cell office:value-type="float" office:value="-0.14527493281034357" table:style-name="ce50">
            <text:p>–0.15</text:p>
          </table:table-cell>
          <table:table-cell office:value-type="float" office:value="-1.7104951766379164" table:style-name="ce50">
            <text:p>–1.71</text:p>
          </table:table-cell>
          <table:table-cell office:value-type="float" office:value="6" table:style-name="ce49">
            <text:p>6</text:p>
          </table:table-cell>
          <table:table-cell office:value-type="float" office:value="0.43582479843103072" table:style-name="ce50">
            <text:p>0.44</text:p>
          </table:table-cell>
          <table:table-cell office:value-type="float" office:value="5.131485529913749" table:style-name="ce50">
            <text:p>5.13</text:p>
          </table:table-cell>
          <table:table-cell office:value-type="float" office:value="8" table:style-name="ce49">
            <text:p>8</text:p>
          </table:table-cell>
          <table:table-cell office:value-type="float" office:value="0.58109973124137426" table:style-name="ce50">
            <text:p>0.58</text:p>
          </table:table-cell>
          <table:table-cell office:value-type="float" office:value="6.8419807065516656" table:style-name="ce50">
            <text:p>6.84</text:p>
          </table:table-cell>
          <table:table-cell office:value-type="float" office:value="12" table:style-name="ce49">
            <text:p>12</text:p>
          </table:table-cell>
          <table:table-cell office:value-type="float" office:value="11" table:style-name="ce49">
            <text:p>11</text:p>
          </table:table-cell>
          <table:table-cell office:value-type="float" office:value="1" table:style-name="ce51">
            <text:p>1</text:p>
          </table:table-cell>
          <table:table-cell office:value-type="float" office:value="0.87164959686206145" table:style-name="ce50">
            <text:p>0.87</text:p>
          </table:table-cell>
          <table:table-cell office:value-type="float" office:value="10.262971059827498" table:style-name="ce48">
            <text:p>10.26</text:p>
          </table:table-cell>
          <table:table-cell office:value-type="float" office:value="2" table:style-name="ce51">
            <text:p>2</text:p>
          </table:table-cell>
          <table:table-cell office:value-type="float" office:value="2" table:style-name="ce51">
            <text:p>2</text:p>
          </table:table-cell>
          <table:table-cell office:value-type="float" office:value="0" table:style-name="ce51">
            <text:p>—</text:p>
          </table:table-cell>
          <table:table-cell office:value-type="float" office:value="0.14527493281034357" table:style-name="ce50">
            <text:p>0.15</text:p>
          </table:table-cell>
          <table:table-cell office:value-type="float" office:value="1.7104951766379164" table:style-name="ce52">
            <text:p>1.71</text:p>
          </table:table-cell>
          <table:table-cell table:style-name="ce3"/>
          <table:table-cell table:style-name="ce44"/>
          <table:table-cell table:number-columns-repeated="16359"/>
        </table:table-row>
        <table:table-row table:style-name="ro8">
          <table:table-cell table:style-name="ce53"/>
          <table:table-cell table:style-name="ce54"/>
          <table:table-cell table:style-name="ce55"/>
          <table:table-cell table:style-name="ce56"/>
          <table:table-cell table:style-name="ce57"/>
          <table:table-cell table:number-columns-repeated="2" table:style-name="ce58"/>
          <table:table-cell table:style-name="ce57"/>
          <table:table-cell table:number-columns-repeated="2" table:style-name="ce58"/>
          <table:table-cell table:style-name="ce57"/>
          <table:table-cell table:number-columns-repeated="2" table:style-name="ce58"/>
          <table:table-cell table:number-columns-repeated="2" table:style-name="ce57"/>
          <table:table-cell table:style-name="ce59"/>
          <table:table-cell table:style-name="ce58"/>
          <table:table-cell table:style-name="ce55"/>
          <table:table-cell table:number-columns-repeated="3" table:style-name="ce59"/>
          <table:table-cell table:style-name="ce58"/>
          <table:table-cell table:style-name="ce60"/>
          <table:table-cell table:style-name="ce61"/>
          <table:table-cell table:number-columns-repeated="16360" table:style-name="ce3"/>
        </table:table-row>
        <table:table-row table:style-name="ro4">
          <table:table-cell office:value-type="string" table:style-name="ce62">
            <text:p>說明：1.本表各項比率均為千分率，除較上月底人口增加(月增加率及折合年增加率)係以上月底人口數為分母外，其餘均以月中人口數為分母，</text:p>
          </table:table-cell>
          <table:table-cell table:number-columns-repeated="3" table:style-name="ce63"/>
          <table:table-cell table:number-columns-repeated="11" table:style-name="ce64"/>
          <table:table-cell table:number-columns-repeated="2" table:style-name="ce63"/>
          <table:table-cell table:number-columns-repeated="5" table:style-name="ce11"/>
          <table:table-cell office:value-type="string" table:style-name="ce65">
            <text:p><text:s text:c="16"/>內政部戶政司編製</text:p>
          </table:table-cell>
          <table:table-cell table:number-columns-repeated="16361" table:style-name="ce3"/>
        </table:table-row>
        <table:table-row table:style-name="ro9">
          <table:table-cell office:value-type="string" table:style-name="ce66">
            <text:p><text:s text:c="7"/>「0.00」表示未滿百分之0.005。</text:p>
          </table:table-cell>
          <table:table-cell table:number-columns-repeated="3" table:style-name="ce63"/>
          <table:table-cell table:number-columns-repeated="11" table:style-name="ce64"/>
          <table:table-cell table:number-columns-repeated="2" table:style-name="ce63"/>
          <table:table-cell table:style-name="ce65"/>
          <table:table-cell table:number-columns-repeated="5" table:style-name="ce67"/>
          <table:table-cell table:number-columns-repeated="16361" table:style-name="ce68"/>
        </table:table-row>
        <table:table-row table:style-name="ro10">
          <table:table-cell office:value-type="string" table:style-name="ce69">
            <text:p><text:s text:c="6"/>2.折合年之比率為本月人數(對數)÷本月月中人口<text:span text:style-name="T6">×</text:span>本年日數<text:span text:style-name="T6">÷</text:span>本月日數×1000。</text:p>
          </table:table-cell>
          <table:table-cell table:number-columns-repeated="3" table:style-name="ce70"/>
          <table:table-cell table:number-columns-repeated="11" table:style-name="ce71"/>
          <table:table-cell table:number-columns-repeated="8" table:style-name="ce70"/>
          <table:table-cell table:number-columns-repeated="16361" table:style-name="ce64"/>
        </table:table-row>
        <table:table-row table:style-name="ro11">
          <table:table-cell office:value-type="string" table:style-name="ce69">
            <text:p><text:s text:c="6"/>3.本表相同性別2人之結婚及終止結婚資料係自108年5月24日起統計。</text:p>
          </table:table-cell>
          <table:table-cell table:number-columns-repeated="3" table:style-name="ce63"/>
          <table:table-cell table:number-columns-repeated="11" table:style-name="ce64"/>
          <table:table-cell table:number-columns-repeated="7" table:style-name="ce63"/>
          <table:table-cell table:style-name="ce11"/>
          <table:table-cell table:number-columns-repeated="16361" table:style-name="ce64"/>
        </table:table-row>
        <table:table-row table:number-rows-repeated="38" table:style-name="ro11">
          <table:table-cell table:style-name="ce64"/>
          <table:table-cell table:number-columns-repeated="3" table:style-name="ce63"/>
          <table:table-cell table:number-columns-repeated="11" table:style-name="ce64"/>
          <table:table-cell table:number-columns-repeated="8" table:style-name="ce63"/>
          <table:table-cell table:number-columns-repeated="16361" table:style-name="ce64"/>
        </table:table-row>
        <table:table-row table:number-rows-repeated="2843" table:style-name="ro12">
          <table:table-cell table:style-name="ce64"/>
          <table:table-cell table:number-columns-repeated="3" table:style-name="ce63"/>
          <table:table-cell table:number-columns-repeated="11" table:style-name="ce64"/>
          <table:table-cell table:number-columns-repeated="8" table:style-name="ce63"/>
          <table:table-cell table:number-columns-repeated="16361" table:style-name="ce64"/>
        </table:table-row>
        <table:table-row table:style-name="ro12">
          <table:table-cell table:style-name="ce64"/>
          <table:table-cell table:number-columns-repeated="3" table:style-name="ce63"/>
          <table:table-cell table:number-columns-repeated="11" table:style-name="ce64"/>
          <table:table-cell table:number-columns-repeated="8" table:style-name="ce63"/>
          <table:table-cell table:number-columns-repeated="16361"/>
        </table:table-row>
        <table:table-row table:number-rows-repeated="1045659" table:style-name="ro12">
          <table:table-cell table:number-columns-repeated="16384"/>
        </table:table-row>
        <table:named-expressions>
          <table:named-expression table:name="\a" table:expression="of:=[.#REF!]" table:base-cell-address="06-人口增加&amp;生死結離.$A$1"/>
          <table:named-expression table:name="\b" table:expression="of:=[.#REF!]" table:base-cell-address="06-人口增加&amp;生死結離.$A$1"/>
          <table:named-expression table:name="NAME" table:expression="of:=[.#REF!]" table:base-cell-address="06-人口增加&amp;生死結離.$A$1"/>
          <table:named-expression table:name="P_1" table:expression="of:=[.#REF!]" table:base-cell-address="06-人口增加&amp;生死結離.$A$1"/>
          <table:named-expression table:name="P_11" table:expression="of:=[.#REF!]" table:base-cell-address="06-人口增加&amp;生死結離.$A$1"/>
          <table:named-expression table:name="P_2" table:expression="of:=[.#REF!]" table:base-cell-address="06-人口增加&amp;生死結離.$A$1"/>
          <table:named-range table:name="Print_Area" table:cell-range-address="06-人口增加&amp;生死結離.$A$1:06-人口增加&amp;生死結離.$W$36" table:base-cell-address="06-人口增加&amp;生死結離.$A$1"/>
          <table:named-expression table:name="PRINT_AREA_MI" table:expression="of:=[.#REF!]" table:base-cell-address="06-人口增加&amp;生死結離.$A$1"/>
          <table:named-range table:name="Print_Titles" table:cell-range-address="06-人口增加&amp;生死結離.$A$1:06-人口增加&amp;生死結離.$XFD$5" table:base-cell-address="06-人口增加&amp;生死結離.$A$1"/>
          <table:named-expression table:name="rd_rf_f_97y_9802_data" table:expression="of:=[.#REF!]" table:base-cell-address="06-人口增加&amp;生死結離.$A$1"/>
          <table:named-expression table:name="rd_rg_f_84y_97y_data" table:expression="of:=[.#REF!]" table:base-cell-address="06-人口增加&amp;生死結離.$A$1"/>
          <table:named-expression table:name="rd_rg_f_9805_data" table:expression="of:=[.#REF!]" table:base-cell-address="06-人口增加&amp;生死結離.$A$1"/>
          <table:named-expression table:name="rd_rg_f_9806_data" table:expression="of:=[.#REF!]" table:base-cell-address="06-人口增加&amp;生死結離.$A$1"/>
          <table:named-expression table:name="rd_rg_f_9807_data" table:expression="of:=[.#REF!]" table:base-cell-address="06-人口增加&amp;生死結離.$A$1"/>
          <table:named-expression table:name="rd_rg_f_9808_data" table:expression="of:=[.#REF!]" table:base-cell-address="06-人口增加&amp;生死結離.$A$1"/>
          <table:named-expression table:name="rd_rg_f_98y_9803_data" table:expression="of:=[.#REF!]" table:base-cell-address="06-人口增加&amp;生死結離.$A$1"/>
          <table:named-expression table:name="rd_rg_f_98y_9804_data" table:expression="of:=[.#REF!]" table:base-cell-address="06-人口增加&amp;生死結離.$A$1"/>
          <table:named-expression table:name="rd_rg_q_84y_97y_data" table:expression="of:=[.#REF!]" table:base-cell-address="06-人口增加&amp;生死結離.$A$1"/>
          <table:named-expression table:name="rd_rg_q_97y_9802_data" table:expression="of:=[.#REF!]" table:base-cell-address="06-人口增加&amp;生死結離.$A$1"/>
          <table:named-expression table:name="rd_rg_q_9805_data" table:expression="of:=[.#REF!]" table:base-cell-address="06-人口增加&amp;生死結離.$A$1"/>
          <table:named-expression table:name="rd_rg_q_9806_data" table:expression="of:=[.#REF!]" table:base-cell-address="06-人口增加&amp;生死結離.$A$1"/>
          <table:named-expression table:name="rd_rg_q_9807_data" table:expression="of:=[.#REF!]" table:base-cell-address="06-人口增加&amp;生死結離.$A$1"/>
          <table:named-expression table:name="rd_rg_q_9808_data" table:expression="of:=[.#REF!]" table:base-cell-address="06-人口增加&amp;生死結離.$A$1"/>
          <table:named-expression table:name="rd_rg_q_98y_9803_data" table:expression="of:=[.#REF!]" table:base-cell-address="06-人口增加&amp;生死結離.$A$1"/>
          <table:named-expression table:name="rd_rg_q_98y_9804_data" table:expression="of:=[.#REF!]" table:base-cell-address="06-人口增加&amp;生死結離.$A$1"/>
          <table:named-expression table:name="rd_rg_q9607" table:expression="of:=[.#REF!]" table:base-cell-address="06-人口增加&amp;生死結離.$A$1"/>
          <table:named-expression table:name="rd_t_84y_97y_data" table:expression="of:=[.#REF!]" table:base-cell-address="06-人口增加&amp;生死結離.$A$1"/>
          <table:named-expression table:name="rd_t_97y_9802_data" table:expression="of:=[.#REF!]" table:base-cell-address="06-人口增加&amp;生死結離.$A$1"/>
          <table:named-expression table:name="rd_t_9805_data" table:expression="of:=[.#REF!]" table:base-cell-address="06-人口增加&amp;生死結離.$A$1"/>
          <table:named-expression table:name="rd_t_9806_data" table:expression="of:=[.#REF!]" table:base-cell-address="06-人口增加&amp;生死結離.$A$1"/>
          <table:named-expression table:name="rd_t_9807_data" table:expression="of:=[.#REF!]" table:base-cell-address="06-人口增加&amp;生死結離.$A$1"/>
          <table:named-expression table:name="rd_t_9808_data" table:expression="of:=[.#REF!]" table:base-cell-address="06-人口增加&amp;生死結離.$A$1"/>
          <table:named-expression table:name="rd_t_98y_9803_data" table:expression="of:=[.#REF!]" table:base-cell-address="06-人口增加&amp;生死結離.$A$1"/>
          <table:named-expression table:name="rd_t_98y_9804_data" table:expression="of:=[.#REF!]" table:base-cell-address="06-人口增加&amp;生死結離.$A$1"/>
          <table:named-expression table:name="rd_t9607" table:expression="of:=[.#REF!]" table:base-cell-address="06-人口增加&amp;生死結離.$A$1"/>
          <table:named-expression table:name="月底人口數" table:expression="of:=[.#REF!]" table:base-cell-address="06-人口增加&amp;生死結離.$A$1"/>
          <table:named-expression table:name="出生" table:expression="of:=[.#REF!]" table:base-cell-address="06-人口增加&amp;生死結離.$A$1"/>
          <table:named-expression table:name="死亡" table:expression="of:=[.#REF!]" table:base-cell-address="06-人口增加&amp;生死結離.$A$1"/>
          <table:named-expression table:name="結婚" table:expression="of:=[.#REF!]" table:base-cell-address="06-人口增加&amp;生死結離.$A$1"/>
          <table:named-expression table:name="鄰數戶數" table:expression="of:=[.#REF!]" table:base-cell-address="06-人口增加&amp;生死結離.$A$1"/>
          <table:named-expression table:name="離婚" table:expression="of:=[.#REF!]" table:base-cell-address="06-人口增加&amp;生死結離.$A$1"/>
        </table:named-expressions>
      </table:table>
      <table:table table:name="'file:///C:/Users/moi1849/Desktop/123/3/1.月報/06速(月)報套印/11105/上網各月速報公式(5月).xls'#說明" table:style-name="ta2">
        <table:table-source xlink:href="file:///C:/Users/moi1849/Desktop/123/3/1.月報/06速(月)報套印/11105/上網各月速報公式(5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160" table:style-name="ta2">
        <table:table-source xlink:href="file:///C:/Users/moi1849/Desktop/123/3/1.月報/06速(月)報套印/11105/上網各月速報公式(5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170" table:style-name="ta2">
        <table:table-source xlink:href="file:///C:/Users/moi1849/Desktop/123/3/1.月報/06速(月)報套印/11105/上網各月速報公式(5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1B0" table:style-name="ta2">
        <table:table-source xlink:href="file:///C:/Users/moi1849/Desktop/123/3/1.月報/06速(月)報套印/11105/上網各月速報公式(5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01-年月別" table:style-name="ta2">
        <table:table-source xlink:href="file:///C:/Users/moi1849/Desktop/123/3/1.月報/06速(月)報套印/11105/上網各月速報公式(5月).xls" table:table-name="01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01-縣市別" table:style-name="ta2">
        <table:table-source xlink:href="file:///C:/Users/moi1849/Desktop/123/3/1.月報/06速(月)報套印/11105/上網各月速報公式(5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01-年齡結構" table:style-name="ta2">
        <table:table-source xlink:href="file:///C:/Users/moi1849/Desktop/123/3/1.月報/06速(月)報套印/11105/上網各月速報公式(5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01資料分析" table:style-name="ta2">
        <table:table-source xlink:href="file:///C:/Users/moi1849/Desktop/123/3/1.月報/06速(月)報套印/11105/上網各月速報公式(5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01分析(草稿)" table:style-name="ta2">
        <table:table-source xlink:href="file:///C:/Users/moi1849/Desktop/123/3/1.月報/06速(月)報套印/11105/上網各月速報公式(5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02-年月別" table:style-name="ta2">
        <table:table-source xlink:href="file:///C:/Users/moi1849/Desktop/123/3/1.月報/06速(月)報套印/11105/上網各月速報公式(5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02-縣市別" table:style-name="ta2">
        <table:table-source xlink:href="file:///C:/Users/moi1849/Desktop/123/3/1.月報/06速(月)報套印/11105/上網各月速報公式(5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04-單一年齡" table:style-name="ta2">
        <table:table-source xlink:href="file:///C:/Users/moi1849/Desktop/123/3/1.月報/06速(月)報套印/11105/上網各月速報公式(5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05-年齡結構" table:style-name="ta2">
        <table:table-source xlink:href="file:///C:/Users/moi1849/Desktop/123/3/1.月報/06速(月)報套印/11105/上網各月速報公式(5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06-人口增加&amp;生死結離" table:style-name="ta2">
        <table:table-source xlink:href="file:///C:/Users/moi1849/Desktop/123/3/1.月報/06速(月)報套印/11105/上網各月速報公式(5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07-年月別" table:style-name="ta2">
        <table:table-source xlink:href="file:///C:/Users/moi1849/Desktop/123/3/1.月報/06速(月)報套印/11105/上網各月速報公式(5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07-縣市別" table:style-name="ta2">
        <table:table-source xlink:href="file:///C:/Users/moi1849/Desktop/123/3/1.月報/06速(月)報套印/11105/上網各月速報公式(5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10-年月別" table:style-name="ta2">
        <table:table-source xlink:href="file:///C:/Users/moi1849/Desktop/123/3/1.月報/06速(月)報套印/11105/上網各月速報公式(5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10-縣市別" table:style-name="ta2">
        <table:table-source xlink:href="file:///C:/Users/moi1849/Desktop/123/3/1.月報/06速(月)報套印/11105/上網各月速報公式(5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11-遷徙" table:style-name="ta2">
        <table:table-source xlink:href="file:///C:/Users/moi1849/Desktop/123/3/1.月報/06速(月)報套印/11105/上網各月速報公式(5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6-人口增加&amp;生死結離.$A$1"/>
        <table:named-expression table:name="\b" table:expression="of:=[.#REF!]" table:base-cell-address="06-人口增加&amp;生死結離.$A$1"/>
        <table:named-expression table:name="NAME" table:expression="of:=[.#REF!]" table:base-cell-address="06-人口增加&amp;生死結離.$A$1"/>
        <table:named-expression table:name="P_1" table:expression="of:=[.#REF!]" table:base-cell-address="06-人口增加&amp;生死結離.$A$1"/>
        <table:named-expression table:name="P_11" table:expression="of:=[.#REF!]" table:base-cell-address="06-人口增加&amp;生死結離.$A$1"/>
        <table:named-expression table:name="P_2" table:expression="of:=[.#REF!]" table:base-cell-address="06-人口增加&amp;生死結離.$A$1"/>
        <table:named-expression table:name="Print_Area" table:expression="of:=[.#REF!]" table:base-cell-address="06-人口增加&amp;生死結離.$A$1"/>
        <table:named-expression table:name="PRINT_AREA_MI" table:expression="of:=[.#REF!]" table:base-cell-address="06-人口增加&amp;生死結離.$A$1"/>
        <table:named-expression table:name="rd_rf_f_97y_9802_data" table:expression="of:=[.#REF!]" table:base-cell-address="06-人口增加&amp;生死結離.$A$1"/>
        <table:named-expression table:name="rd_rg_f_84y_97y_data" table:expression="of:=[.#REF!]" table:base-cell-address="06-人口增加&amp;生死結離.$A$1"/>
        <table:named-expression table:name="rd_rg_f_9805_data" table:expression="of:=[.#REF!]" table:base-cell-address="06-人口增加&amp;生死結離.$A$1"/>
        <table:named-expression table:name="rd_rg_f_9806_data" table:expression="of:=[.#REF!]" table:base-cell-address="06-人口增加&amp;生死結離.$A$1"/>
        <table:named-expression table:name="rd_rg_f_9807_data" table:expression="of:=[.#REF!]" table:base-cell-address="06-人口增加&amp;生死結離.$A$1"/>
        <table:named-expression table:name="rd_rg_f_9808_data" table:expression="of:=[.#REF!]" table:base-cell-address="06-人口增加&amp;生死結離.$A$1"/>
        <table:named-expression table:name="rd_rg_f_98y_9803_data" table:expression="of:=[.#REF!]" table:base-cell-address="06-人口增加&amp;生死結離.$A$1"/>
        <table:named-expression table:name="rd_rg_f_98y_9804_data" table:expression="of:=[.#REF!]" table:base-cell-address="06-人口增加&amp;生死結離.$A$1"/>
        <table:named-expression table:name="rd_rg_q_84y_97y_data" table:expression="of:=[.#REF!]" table:base-cell-address="06-人口增加&amp;生死結離.$A$1"/>
        <table:named-expression table:name="rd_rg_q_97y_9802_data" table:expression="of:=[.#REF!]" table:base-cell-address="06-人口增加&amp;生死結離.$A$1"/>
        <table:named-expression table:name="rd_rg_q_9805_data" table:expression="of:=[.#REF!]" table:base-cell-address="06-人口增加&amp;生死結離.$A$1"/>
        <table:named-expression table:name="rd_rg_q_9806_data" table:expression="of:=[.#REF!]" table:base-cell-address="06-人口增加&amp;生死結離.$A$1"/>
        <table:named-expression table:name="rd_rg_q_9807_data" table:expression="of:=[.#REF!]" table:base-cell-address="06-人口增加&amp;生死結離.$A$1"/>
        <table:named-expression table:name="rd_rg_q_9808_data" table:expression="of:=[.#REF!]" table:base-cell-address="06-人口增加&amp;生死結離.$A$1"/>
        <table:named-expression table:name="rd_rg_q_98y_9803_data" table:expression="of:=[.#REF!]" table:base-cell-address="06-人口增加&amp;生死結離.$A$1"/>
        <table:named-expression table:name="rd_rg_q_98y_9804_data" table:expression="of:=[.#REF!]" table:base-cell-address="06-人口增加&amp;生死結離.$A$1"/>
        <table:named-expression table:name="rd_rg_q9607" table:expression="of:=[.#REF!]" table:base-cell-address="06-人口增加&amp;生死結離.$A$1"/>
        <table:named-expression table:name="rd_t_84y_97y_data" table:expression="of:=[.#REF!]" table:base-cell-address="06-人口增加&amp;生死結離.$A$1"/>
        <table:named-expression table:name="rd_t_97y_9802_data" table:expression="of:=[.#REF!]" table:base-cell-address="06-人口增加&amp;生死結離.$A$1"/>
        <table:named-expression table:name="rd_t_9805_data" table:expression="of:=[.#REF!]" table:base-cell-address="06-人口增加&amp;生死結離.$A$1"/>
        <table:named-expression table:name="rd_t_9806_data" table:expression="of:=[.#REF!]" table:base-cell-address="06-人口增加&amp;生死結離.$A$1"/>
        <table:named-expression table:name="rd_t_9807_data" table:expression="of:=[.#REF!]" table:base-cell-address="06-人口增加&amp;生死結離.$A$1"/>
        <table:named-expression table:name="rd_t_9808_data" table:expression="of:=[.#REF!]" table:base-cell-address="06-人口增加&amp;生死結離.$A$1"/>
        <table:named-expression table:name="rd_t_98y_9803_data" table:expression="of:=[.#REF!]" table:base-cell-address="06-人口增加&amp;生死結離.$A$1"/>
        <table:named-expression table:name="rd_t_98y_9804_data" table:expression="of:=[.#REF!]" table:base-cell-address="06-人口增加&amp;生死結離.$A$1"/>
        <table:named-expression table:name="rd_t9607" table:expression="of:=[.#REF!]" table:base-cell-address="06-人口增加&amp;生死結離.$A$1"/>
        <table:named-expression table:name="月底人口數" table:expression="of:=[.#REF!]" table:base-cell-address="06-人口增加&amp;生死結離.$A$1"/>
        <table:named-expression table:name="出生" table:expression="of:=[.#REF!]" table:base-cell-address="06-人口增加&amp;生死結離.$A$1"/>
        <table:named-expression table:name="死亡" table:expression="of:=[.#REF!]" table:base-cell-address="06-人口增加&amp;生死結離.$A$1"/>
        <table:named-expression table:name="結婚" table:expression="of:=[.#REF!]" table:base-cell-address="06-人口增加&amp;生死結離.$A$1"/>
        <table:named-expression table:name="鄰數戶數" table:expression="of:=[.#REF!]" table:base-cell-address="06-人口增加&amp;生死結離.$A$1"/>
        <table:named-expression table:name="離婚" table:expression="of:=[.#REF!]" table:base-cell-address="06-人口增加&amp;生死結離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number number:decimal-places="2" number:min-integer-digits="1" number:grouping="true"/>
    </number:number-style>
    <number:number-style style:name="N50P1">
      <number:text>–</number:text>
      <number:number number:decimal-places="2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number:number-style style:name="N51P0">
      <number:text> </number:text>
      <number:number number:decimal-places="2" number:min-integer-digits="1" number:grouping="true"/>
      <number:text> </number:text>
    </number:number-style>
    <number:number-style style:name="N51P1">
      <number:text> (</number:text>
      <number:number number:decimal-places="2" number:min-integer-digits="1" number:grouping="true"/>
      <number:text>)</number:text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06_20154__21475__22686__21152__38__20986__29983__27515__20129__32080__38626__23130__21450__29575_103.01" style:display-name="一般_06人口增加&amp;出生死亡結離婚及率103.01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48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1" style:scale-to="58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2</meta:generator>
    <meta:initial-creator>盧怡婷</meta:initial-creator>
    <dc:creator>盧怡婷</dc:creator>
    <meta:creation-date>2022-06-02T07:01:02Z</meta:creation-date>
    <dc:date>2022-06-02T07:01:28Z</dc:date>
  </office:meta>
</office:document-meta>
</file>